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.911cm" fo:min-width="17.274cm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.911cm" fo:min-width="3.05cm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.911cm" fo:min-width="3.05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.911cm" fo:min-width="3.05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.911cm" fo:min-width="3.05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0.945cm" fo:min-width="1.551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0.945cm" fo:min-width="2.733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5.665cm" fo:min-width="16.139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min-height="2.833cm" fo:min-width="19.027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.911cm" fo:min-width="23.37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.911cm" fo:min-width="6.606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.945cm" fo:min-width="10.674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0.586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4.508cm" fo:min-width="25.389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.351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258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3.978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min-width="0.52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min-width="0.488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833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.064cm" fo:min-width="20.153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draw:fill="none" fo:min-height="1.065cm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3.977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solid" svg:stroke-width="0.079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3.269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.865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none" draw:fill="none" draw:fill-color="#bbe0e3" draw:textarea-horizontal-align="justify" draw:textarea-vertical-align="top" draw:auto-grow-height="true" fo:min-height="2.268cm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24.493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127cm" fo:min-width="24.301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2.181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.148cm" fo:min-width="19.093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23.522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none" draw:fill="none" draw:fill-color="#bbe0e3" draw:textarea-horizontal-align="justify" draw:textarea-vertical-align="top" draw:auto-grow-height="true" fo:min-height="1.147cm" fo:min-width="3.25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none" draw:fill-color="#bbe0e3" draw:textarea-horizontal-align="left" draw:textarea-vertical-align="top" draw:auto-grow-height="true" fo:min-height="0cm" fo:padding-top="0.127cm" fo:padding-bottom="0.127cm" fo:padding-left="0.254cm" fo:padding-right="0.254cm" fo:wrap-option="wrap" draw:shadow="hidden" draw:shadow-color="#808080"/>
    </style:style>
    <style:style style:name="gr38" style:family="graphic" style:parent-style-name="standard">
      <style:graphic-properties draw:stroke="solid" svg:stroke-width="0.026cm" svg:stroke-color="#000000" draw:marker-start="" draw:marker-start-width="0.21cm" draw:marker-start-center="false" draw:marker-end="" draw:marker-end-width="0.21cm" draw:marker-end-center="false" svg:stroke-opacity="100%" draw:stroke-linejoin="round" draw:fill="none" draw:fill-color="#bbe0e3" draw:textarea-horizontal-align="left" draw:textarea-vertical-align="top" draw:auto-grow-height="true" fo:min-height="0.213cm" fo:padding-top="0.127cm" fo:padding-bottom="0.127cm" fo:padding-left="0.254cm" fo:padding-right="0.254cm" fo:wrap-option="wrap" draw:shadow="hidden" draw:shadow-color="#808080"/>
    </style:style>
    <style:style style:name="gr39" style:family="graphic" style:parent-style-name="standard">
      <style:graphic-properties draw:stroke="none" draw:fill="none" draw:fill-color="#bbe0e3" draw:textarea-horizontal-align="justify" draw:textarea-vertical-align="top" draw:auto-grow-height="true" fo:min-height="10.108cm" fo:min-width="24.754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20.694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264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true" fo:min-height="0.44cm" fo:min-width="3.7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none" draw:fill="none" draw:fill-color="#bbe0e3" draw:textarea-horizontal-align="justify" draw:textarea-vertical-align="top" draw:auto-grow-height="true" fo:min-height="5.628cm" fo:min-width="25.09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.846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.356cm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>
      <style:graphic-properties draw:stroke="none" draw:fill="none" draw:fill-color="#bbe0e3" draw:textarea-horizontal-align="justify" draw:textarea-vertical-align="top" draw:auto-grow-height="true" fo:min-height="2.268cm" fo:min-width="21.45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20.065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true" fo:min-height="0cm" fo:min-width="1.134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true" fo:min-height="0cm" fo:min-width="1.133cm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true" fo:min-height="0cm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min-width="0.557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20.587cm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>
      <style:graphic-properties draw:stroke="none" draw:fill="none" draw:fill-color="#bbe0e3" draw:textarea-horizontal-align="justify" draw:textarea-vertical-align="top" draw:auto-grow-height="true" fo:min-height="2.268cm" fo:min-width="27.153cm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>
      <style:graphic-properties draw:stroke="none" draw:fill="none" draw:fill-color="#bbe0e3" draw:textarea-horizontal-align="justify" draw:textarea-vertical-align="top" draw:auto-grow-height="true" fo:min-height="0.868cm" fo:min-width="0.44cm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>
      <style:graphic-properties draw:stroke="none" draw:fill="none" draw:fill-color="#bbe0e3" draw:textarea-horizontal-align="justify" draw:textarea-vertical-align="top" draw:auto-grow-height="true" fo:min-height="3.388cm" fo:min-width="24.166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>
      <style:graphic-properties draw:stroke="none" draw:fill="none" draw:fill-color="#bbe0e3" draw:textarea-horizontal-align="justify" draw:textarea-vertical-align="top" draw:auto-grow-height="true" fo:min-height="2.268cm" fo:min-width="26.658cm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.766cm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674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622cm" fo:padding-top="0.13cm" fo:padding-bottom="0.13cm" fo:padding-left="0.25cm" fo:padding-right="0.25cm" fo:wrap-option="no-wrap" draw:shadow="hidden" draw:shadow-color="#808080"/>
    </style:style>
    <style:style style:name="gr62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0.851cm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stroke="none" draw:fill="none" draw:fill-color="#bbe0e3" draw:textarea-horizontal-align="justify" draw:textarea-vertical-align="top" draw:auto-grow-height="true" fo:min-height="3.388cm" fo:min-width="25.891cm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>
      <style:graphic-properties draw:stroke="solid" svg:stroke-width="0.026cm" svg:stroke-color="#ffffff" draw:stroke-linejoin="miter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gr66" style:family="graphic" style:parent-style-name="standard">
      <style:graphic-properties draw:stroke="none" draw:fill="none" draw:fill-color="#ffffff" draw:textarea-horizontal-align="justify" draw:textarea-vertical-align="top" draw:auto-grow-height="true" fo:min-height="2.833cm" fo:min-width="26.544cm" fo:padding-top="0.189cm" fo:padding-bottom="0.13cm" fo:padding-left="0.25cm" fo:padding-right="0.25cm" fo:wrap-option="no-wrap" draw:shadow="hidden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2.8cm" fo:padding-top="0.189cm" fo:padding-bottom="0.13cm" fo:padding-left="0.25cm" fo:padding-right="0.25cm" fo:wrap-option="no-wrap" draw:shadow="hidden"/>
    </style:style>
    <style:style style:name="gr70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3.79cm" fo:padding-top="0.189cm" fo:padding-bottom="0.13cm" fo:padding-left="0.25cm" fo:padding-right="0.25cm" fo:wrap-option="no-wrap" draw:shadow="hidden"/>
    </style:style>
    <style:style style:name="gr71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0.565cm" fo:padding-top="0.189cm" fo:padding-bottom="0.13cm" fo:padding-left="0.25cm" fo:padding-right="0.25cm" fo:wrap-option="no-wrap" draw:shadow="hidden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66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0000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6" style:family="graphic" style:parent-style-name="standard">
      <style:graphic-properties draw:stroke="none" draw:fill="none" draw:fill-color="#ffffff" draw:textarea-horizontal-align="justify" draw:textarea-vertical-align="top" draw:auto-grow-height="true" fo:min-height="1.889cm" fo:min-width="18.143cm" fo:padding-top="0.189cm" fo:padding-bottom="0.13cm" fo:padding-left="0.25cm" fo:padding-right="0.25cm" fo:wrap-option="no-wrap" draw:shadow="hidden"/>
    </style:style>
    <style:style style:name="gr77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0.518cm" fo:padding-top="0.189cm" fo:padding-bottom="0.13cm" fo:padding-left="0.25cm" fo:padding-right="0.25cm" fo:wrap-option="no-wrap" draw:shadow="hidden"/>
    </style:style>
    <style:style style:name="gr78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1.623cm" fo:padding-top="0.189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0.472cm" fo:padding-top="0.179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none" draw:fill="none" draw:fill-color="#ffffff" draw:textarea-horizontal-align="justify" draw:textarea-vertical-align="top" draw:auto-grow-height="true" fo:min-height="0.788cm" fo:min-width="0.514cm" fo:padding-top="0.179cm" fo:padding-bottom="0.13cm" fo:padding-left="0.25cm" fo:padding-right="0.25cm" fo:wrap-option="no-wrap" draw:shadow="hidden"/>
    </style:style>
    <style:style style:name="gr82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3.435cm" fo:padding-top="0.189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none" draw:fill="none" draw:fill-color="#ffffff" draw:textarea-horizontal-align="justify" draw:textarea-vertical-align="top" draw:auto-grow-height="true" fo:min-height="2.833cm" fo:min-width="25.399cm" fo:padding-top="0.189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5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1.153cm" fo:padding-top="0.189cm" fo:padding-bottom="0.13cm" fo:padding-left="0.25cm" fo:padding-right="0.25cm" fo:wrap-option="no-wrap" draw:shadow="hidden"/>
    </style:style>
    <style:style style:name="gr86" style:family="graphic" style:parent-style-name="standard">
      <style:graphic-properties draw:stroke="none" draw:fill="none" draw:fill-color="#bbe0e3" draw:textarea-horizontal-align="justify" draw:textarea-vertical-align="top" draw:auto-grow-height="true" fo:min-height="3.388cm" fo:min-width="26.308cm" fo:padding-top="0.13cm" fo:padding-bottom="0.13cm" fo:padding-left="0.25cm" fo:padding-right="0.25cm" fo:wrap-option="no-wrap" draw:shadow="hidden" draw:shadow-color="#808080"/>
    </style:style>
    <style:style style:name="gr87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1.299cm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9" style:family="graphic" style:parent-style-name="standard">
      <style:graphic-properties draw:stroke="none" draw:fill="none" draw:fill-color="#bbe0e3" draw:textarea-horizontal-align="justify" draw:textarea-vertical-align="top" draw:auto-grow-height="true" fo:min-height="6.748cm" fo:min-width="27.153cm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>
      <style:graphic-properties draw:stroke="none" draw:fill="none" draw:fill-color="#bbe0e3" draw:textarea-horizontal-align="justify" draw:textarea-vertical-align="top" draw:auto-grow-height="true" fo:min-height="1.115cm" fo:min-width="0.52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6.29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 style:list-style-name="L7">
      <style:graphic-properties draw:stroke="none" draw:fill="none" draw:fill-color="#bbe0e3" draw:textarea-horizontal-align="justify" draw:textarea-vertical-align="top" draw:auto-grow-height="true" draw:auto-grow-width="false" fo:min-height="5.10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572cm" draw:shadow="hidden" draw:shadow-color="#808080"/>
    </style:style>
    <style:style style:name="pr4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70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imple-presentation-title">
      <style:graphic-properties draw:fill-color="#ffffff" draw:auto-grow-height="true" fo:min-height="1.969cm"/>
    </style:style>
    <style:style style:name="pr6" style:family="presentation" style:parent-style-name="Simple-presentation-notes">
      <style:graphic-properties draw:fill-color="#ffffff" draw:auto-grow-height="true" fo:min-height="12.572cm"/>
    </style:style>
    <style:style style:name="pr7" style:family="presentation" style:parent-style-name="Simple-presentation-title">
      <style:graphic-properties draw:fill-color="#ffffff" fo:min-height="1.718cm"/>
    </style:style>
    <style:style style:name="pr8" style:family="presentation" style:parent-style-name="Simple-presentation-outline1">
      <style:graphic-properties draw:fill-color="#ffffff" draw:auto-grow-height="true" fo:min-height="17.669cm"/>
    </style:style>
    <style:style style:name="pr9" style:family="presentation" style:parent-style-name="Simple-presentation-outline1">
      <style:graphic-properties draw:fill-color="#ffffff" fo:min-height="17.418cm"/>
    </style:style>
    <style:style style:name="pr10" style:family="presentation" style:parent-style-name="Simple-presentation-title">
      <style:graphic-properties fo:min-height="1.718cm"/>
    </style:style>
    <style:style style:name="pr11" style:family="presentation" style:parent-style-name="Simple-presentation-outline1">
      <style:graphic-properties fo:min-height="17.418cm"/>
    </style:style>
    <style:style style:name="pr12" style:family="presentation" style:parent-style-name="Simple-presentation-notes">
      <style:graphic-properties draw:fill-color="#ffffff" fo:min-height="12.321cm"/>
    </style:style>
    <style:style style:name="pr13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8.40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Simple-presentation-title">
      <style:graphic-properties draw:stroke="none" draw:fill="none" draw:fill-color="#ffffff" draw:textarea-horizontal-align="justify" draw:textarea-vertical-align="middle" draw:auto-grow-height="true" draw:auto-grow-width="false" fo:min-height="1.62cm" fo:min-width="0cm" fo:padding-top="0.218cm" fo:padding-bottom="0.13cm" fo:padding-left="0.25cm" fo:padding-right="0.25cm" fo:wrap-option="wrap" draw:shadow="hidden" draw:shadow-color="#000000"/>
    </style:style>
    <style:style style:name="pr15" style:family="presentation" style:parent-style-name="Simple-presentation-notes">
      <style:graphic-properties draw:stroke="none" draw:fill="none" draw:fill-color="#ffffff" draw:auto-grow-height="true" fo:min-height="12.572cm" draw:shadow="hidden"/>
    </style:style>
    <style:style style:name="pr16" style:family="presentation" style:parent-style-name="Simple-presentation-title">
      <style:graphic-properties draw:stroke="none" draw:fill="none" draw:fill-color="#ffffff" fo:min-height="1.964cm" draw:shadow="hidden" draw:shadow-color="#000000"/>
    </style:style>
    <style:style style:name="pr17" style:family="presentation" style:parent-style-name="Simple-presentation-outline1">
      <style:graphic-properties draw:stroke="none" draw:fill="none" draw:fill-color="#ffffff" draw:textarea-horizontal-align="justify" draw:textarea-vertical-align="top" draw:auto-grow-height="true" draw:auto-grow-width="false" fo:min-height="17.337cm" fo:min-width="0cm" fo:padding-top="0.199cm" fo:padding-bottom="0.13cm" fo:padding-left="0.25cm" fo:padding-right="0.25cm" fo:wrap-option="wrap" draw:shadow="hidden" draw:shadow-color="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1.27cm" fo:margin-right="0cm" fo:margin-top="0.246cm" fo:margin-bottom="0cm" fo:text-indent="0cm"/>
    </style:style>
    <style:style style:name="P4" style:family="paragraph">
      <style:paragraph-properties text:enable-numbering="false" fo:margin-left="1.27cm" fo:margin-right="0cm" fo:margin-top="0.246cm" fo:margin-bottom="0cm" fo:text-indent="0cm" style:writing-mode="lr-tb"/>
      <style:text-properties fo:font-size="30.8999996185303pt"/>
    </style:style>
    <style:style style:name="P5" style:family="paragraph">
      <style:paragraph-properties fo:margin-left="0cm" fo:margin-right="0cm" fo:text-indent="0cm"/>
      <style:text-properties fo:font-size="12.6000003814697pt"/>
    </style:style>
    <style:style style:name="P6" style:family="paragraph">
      <style:paragraph-properties fo:margin-left="0cm" fo:margin-right="0cm" fo:line-height="100%" fo:text-indent="0cm" style:punctuation-wrap="simple" style:line-break="normal"/>
    </style:style>
    <style:style style:name="P7" style:family="paragraph">
      <style:paragraph-properties text:enable-numbering="false" fo:margin-left="0cm" fo:margin-right="0cm" fo:line-height="100%" fo:text-indent="0cm" style:punctuation-wrap="simple" style:line-break="normal" style:writing-mode="lr-tb"/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 style:punctuation-wrap="simple" style:line-break="normal"/>
    </style:style>
    <style:style style:name="P9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24pt" style:font-size-asian="24pt" style:font-size-complex="24pt"/>
    </style:style>
    <style:style style:name="P10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9.8999996185303pt"/>
    </style:style>
    <style:style style:name="P11" style:family="paragraph">
      <style:paragraph-properties style:writing-mode="lr-tb"/>
    </style:style>
    <style:style style:name="P12" style:family="paragraph">
      <style:paragraph-properties text:enable-numbering="false" fo:margin-left="0cm" fo:margin-right="0cm" fo:line-height="100%" fo:text-indent="0cm" style:punctuation-wrap="simple" style:line-break="normal" style:writing-mode="lr-tb"/>
      <style:text-properties fo:font-size="28pt" style:font-size-asian="28pt" style:font-size-complex="28pt"/>
    </style:style>
    <style:style style:name="P13" style:family="paragraph">
      <style:paragraph-properties text:enable-numbering="false" fo:margin-left="0cm" fo:margin-right="0cm" fo:line-height="100%" fo:text-indent="0cm" style:punctuation-wrap="simple" style:line-break="normal"/>
      <style:text-properties fo:font-size="18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P16" style:family="paragraph">
      <style:paragraph-properties fo:margin-left="0.952cm" fo:margin-right="0cm" fo:text-indent="-0.952cm"/>
    </style:style>
    <style:style style:name="P17" style:family="paragraph">
      <style:paragraph-properties text:enable-numbering="false" fo:margin-left="0.952cm" fo:margin-right="0cm" fo:text-indent="-0.952cm"/>
    </style:style>
    <style:style style:name="P18" style:family="paragraph">
      <style:paragraph-properties text:enable-numbering="false" fo:margin-left="0cm" fo:margin-right="0cm" fo:line-height="100%" fo:text-indent="0cm" style:punctuation-wrap="simple" style:line-break="normal" style:writing-mode="lr-tb"/>
      <style:text-properties fo:font-size="19.8999996185303pt"/>
    </style:style>
    <style:style style:name="P19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text-properties fo:font-size="12pt"/>
    </style:style>
    <style:style style:name="P22" style:family="paragraph">
      <style:paragraph-properties fo:margin-left="0.952cm" fo:margin-right="0cm" fo:margin-top="0.246cm" fo:margin-bottom="0cm" fo:text-indent="-0.952cm"/>
    </style:style>
    <style:style style:name="P23" style:family="paragraph">
      <style:paragraph-properties fo:margin-left="0cm" fo:margin-right="0cm" fo:margin-top="0.246cm" fo:margin-bottom="0cm" fo:text-indent="0cm"/>
    </style:style>
    <style:style style:name="P24" style:family="paragraph">
      <style:paragraph-properties text:enable-numbering="false" fo:margin-left="0.952cm" fo:margin-right="0cm" fo:margin-top="0.246cm" fo:margin-bottom="0cm" fo:text-indent="-0.952cm" style:writing-mode="lr-tb"/>
    </style:style>
    <style:style style:name="P25" style:family="paragraph">
      <style:paragraph-properties style:writing-mode="lr-tb" style:font-independent-line-spacing="true"/>
    </style:style>
    <style:style style:name="P26" style:family="paragraph">
      <style:paragraph-properties fo:margin-left="0cm" fo:margin-right="0cm" fo:text-indent="0cm" style:punctuation-wrap="hanging"/>
    </style:style>
    <style:style style:name="P27" style:family="paragraph">
      <style:paragraph-properties fo:margin-left="0cm" fo:margin-right="0cm" fo:text-indent="0cm" style:line-break="normal"/>
    </style:style>
    <style:style style:name="P28" style:family="paragraph">
      <style:paragraph-properties fo:margin-left="0cm" fo:margin-right="0cm" fo:text-indent="0cm" style:line-break="normal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31" style:family="paragraph">
      <style:paragraph-properties fo:margin-left="0cm" fo:margin-right="0cm" fo:text-indent="0cm" style:line-break="normal">
        <style:tab-stops>
          <style:tab-stop style:position="0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6.1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style:paragraph-properties fo:margin-left="0cm" fo:margin-right="0cm" fo:text-align="end" fo:text-indent="0cm" style:line-break="normal" style:writing-mode="rl-tb"/>
    </style:style>
    <style:style style:name="P33" style:family="paragraph">
      <style:paragraph-properties fo:margin-left="0cm" fo:margin-right="0cm" fo:text-align="end" fo:text-indent="0cm" style:line-break="normal" style:writing-mode="rl-tb" style:font-independent-line-spacing="true"/>
      <style:text-properties fo:font-size="18pt"/>
    </style:style>
    <style:style style:name="P34" style:family="paragraph">
      <style:paragraph-properties fo:margin-left="0.952cm" fo:margin-right="0cm" fo:margin-top="0.246cm" fo:margin-bottom="0cm" fo:line-height="93%" fo:text-indent="-0.952cm"/>
    </style:style>
    <style:style style:name="T1" style:family="text">
      <style:text-properties fo:color="#000000" fo:language="en" fo:country="US"/>
    </style:style>
    <style:style style:name="T2" style:family="text">
      <style:text-properties fo:font-size="30.8999996185303pt"/>
    </style:style>
    <style:style style:name="T3" style:family="text">
      <style:text-properties fo:font-family="'Courier New'" style:font-family-generic="modern" style:font-pitch="fixed" fo:font-size="24pt" style:font-size-asian="24pt" style:font-size-complex="24pt"/>
    </style:style>
    <style:style style:name="T4" style:family="text">
      <style:text-properties fo:color="#cc0000" fo:font-family="'Courier New'" style:font-family-generic="modern" style:font-pitch="fixed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19.8999996185303pt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000000" fo:font-size="18pt" fo:language="en" fo:country="US"/>
    </style:style>
    <style:style style:name="T14" style:family="text">
      <style:text-properties style:use-window-font-color="true" fo:font-size="18pt" fo:language="en" fo:country="US"/>
    </style:style>
    <style:style style:name="T15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6" style:family="text">
      <style:text-properties fo:font-size="20pt" fo:language="en" fo:country="US" style:font-size-asian="20pt" style:font-size-complex="20pt"/>
    </style:style>
    <style:style style:name="T17" style:family="text">
      <style:text-properties fo:font-family="'Courier New'" style:font-family-generic="modern" style:font-pitch="fixed" fo:language="en" fo:country="US" style:font-family-asian="'Courier New'" style:font-family-generic-asian="modern" style:font-pitch-asian="fixed" style:font-family-complex="'Courier New'" style:font-family-generic-complex="modern" style:font-pitch-complex="fixe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Courier New'" style:font-family-generic="modern" style:font-pitch="fixed" fo:color="#cc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C423 Fall 2009</presentation:footer-decl>
      <draw:page draw:name="CMSC423: Bioinformatic Algorithms, Databases and Tools Lecture 2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9cm" svg:height="6.558cm" svg:x="1.318cm" svg:y="5.234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4" draw:layer="layout" svg:width="19.6cm" svg:height="5.367cm" svg:x="4.2cm" svg:y="11.9cm" presentation:class="subtitle" presentation:user-transformed="true">
          <draw:text-box>
            <text:p text:style-name="P3"><text:span text:style-name="T2">Exact string matching:</text:span></text:p>
            <text:p text:style-name="P3"><text:span text:style-name="T2">introduction</text:span></text:p>
            <text:p text:style-name="P3"><text:span text:style-name="T2"/></text:p>
          </draw:text-box>
        </draw:frame>
        <presentation:notes draw:style-name="dp2">
          <draw:page-thumbnail draw:layer="layout" svg:width="14.168cm" svg:height="10.477cm" svg:x="3.711cm" svg:y="2.097cm" draw:page-number="1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Sequence alignment: exact matching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8cm" svg:height="1.968cm" svg:x="-0.001cm" svg:y="0.182cm" presentation:class="title" presentation:user-transformed="true">
          <draw:text-box>
            <text:p text:style-name="P1">Sequence alignment: exact matching</text:p>
          </draw:text-box>
        </draw:frame>
        <draw:custom-shape draw:style-name="gr1" draw:text-style-name="P7" draw:layer="layout" svg:width="17.774cm" svg:height="1.171cm" svg:x="1.387cm" svg:y="3.675cm">
          <text:p text:style-name="P6"><text:span text:style-name="T3">ACAGGTACAGTTCCCTCGACACCTACTACCTAAG</text:span></text:p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3.55cm" svg:height="1.171cm" svg:x="1.356cm" svg:y="4.243cm">
          <text:p text:style-name="P6"><text:span text:style-name="T4">C</text:span><text:span text:style-name="T3">CTACT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id="id1" draw:layer="layout" svg:width="3.55cm" svg:height="1.171cm" svg:x="1.823cm" svg:y="4.899cm">
          <text:p text:style-name="P6"><text:span text:style-name="T3">C</text:span><text:span text:style-name="T4">C</text:span><text:span text:style-name="T3">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id="id2" draw:layer="layout" svg:width="3.55cm" svg:height="1.171cm" svg:x="2.289cm" svg:y="5.643cm">
          <text:p text:style-name="P6"><text:span text:style-name="T4">C</text:span><text:span text:style-name="T3">CTAC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id="id3" draw:layer="layout" svg:width="3.55cm" svg:height="1.171cm" svg:x="2.756cm" svg:y="6.343cm">
          <text:p text:style-name="P6"><text:span text:style-name="T4">C</text:span><text:span text:style-name="T3">CTACT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051cm" svg:height="1.205cm" svg:x="21.722cm" svg:y="3.611cm">
          <text:p text:style-name="P8"><text:span text:style-name="T5">Text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3.233cm" svg:height="1.205cm" svg:x="21.878cm" svg:y="4.778cm">
          <text:p text:style-name="P8"><text:span text:style-name="T5">Pattern</text:span></text:p>
          <draw:enhanced-geometry svg:viewBox="0 0 21600 21600" draw:type="mso-spt202" draw:enhanced-path="M 0 0 L 21600 0 21600 21600 0 21600 0 0 Z N"/>
        </draw:custom-shape>
        <draw:custom-shape draw:style-name="gr8" draw:text-style-name="P9" draw:id="id4" draw:layer="layout" svg:width="16.639cm" svg:height="5.925cm" svg:x="4.356cm" svg:y="8.511cm">
          <text:p text:style-name="P8"><text:span text:style-name="T6">for i = 0 .. len(Text) {</text:span></text:p>
          <text:p text:style-name="P8"><text:span text:style-name="T6"><text:s text:c="2"/></text:span><text:span text:style-name="T6">for j = 0 .. len(Pattern) {</text:span></text:p>
          <text:p text:style-name="P8"><text:span text:style-name="T6"><text:s text:c="5"/></text:span><text:span text:style-name="T6">if (Pattern[j] != Text[i]) go to next i</text:span></text:p>
          <text:p text:style-name="P8"><text:span text:style-name="T6"><text:s text:c="2"/></text:span><text:span text:style-name="T6">}</text:span></text:p>
          <text:p text:style-name="P8"><text:span text:style-name="T6"><text:s text:c="2"/></text:span><text:span text:style-name="T6">if we got there pattern matches at i in Text</text:span></text:p>
          <text:p text:style-name="P8"><text:span text:style-name="T6">}</text:span></text:p>
          <draw:enhanced-geometry svg:viewBox="0 0 21600 21600" draw:type="mso-spt202" draw:enhanced-path="M 0 0 L 21600 0 21600 21600 0 21600 0 0 Z N"/>
        </draw:custom-shape>
        <draw:custom-shape draw:style-name="gr9" draw:text-style-name="P9" draw:id="id5" draw:layer="layout" svg:width="19.527cm" svg:height="3.093cm" svg:x="3.964cm" svg:y="15.978cm">
          <text:p text:style-name="P8"><text:span text:style-name="T6">Running time = O(len(Text) * len(Pattern)) = O(mn)</text:span></text:p>
          <text:p text:style-name="P8"><text:span text:style-name="T6"/></text:p>
          <text:p text:style-name="P8"><text:span text:style-name="T6">What string achieves worst case?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168cm" svg:height="10.477cm" svg:x="3.711cm" svg:y="2.097cm" draw:page-number="2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Worst case?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8cm" svg:height="1.968cm" svg:x="-0.001cm" svg:y="0.182cm" presentation:class="title" presentation:user-transformed="true">
          <draw:text-box>
            <text:p text:style-name="P1">Worst case?</text:p>
          </draw:text-box>
        </draw:frame>
        <draw:custom-shape draw:style-name="gr10" draw:text-style-name="P7" draw:layer="layout" svg:width="23.87cm" svg:height="1.171cm" svg:x="0.947cm" svg:y="3.907cm">
          <text:p text:style-name="P6"><text:span text:style-name="T3">AAAAAAAAAAAAAAAAAAAAAAAAAAAAAAAAAAAAAAAAAAAAAA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7.106cm" svg:height="1.171cm" svg:x="0.979cm" svg:y="5.075cm">
          <text:p text:style-name="P6"><text:span text:style-name="T3">AAAAAAAAAAAAT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1.174cm" svg:height="1.205cm" svg:x="7.017cm" svg:y="9.278cm">
          <text:p text:style-name="P8"><text:span text:style-name="T5">(m – n + 1) * n <text:s/>comparison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1cm" svg:y="2.097cm" draw:page-number="3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4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8cm" svg:height="1.968cm" svg:x="-0.001cm" svg:y="0.182cm" presentation:class="title" presentation:user-transformed="true">
          <draw:text-box>
            <text:p text:style-name="P1">Can we do better?</text:p>
          </draw:text-box>
        </draw:frame>
        <draw:custom-shape draw:style-name="gr13" draw:text-style-name="P10" draw:layer="layout" svg:width="11.086cm" svg:height="1.408cm" svg:x="9.98cm" svg:y="2.576cm">
          <text:p text:style-name="P8"><text:span text:style-name="T6">the Z algorithm (Gusfield)</text:span></text:p>
          <draw:enhanced-geometry svg:viewBox="0 0 21600 21600" draw:type="mso-spt202" draw:enhanced-path="M 0 0 L 21600 0 21600 21600 0 21600 0 0 Z N"/>
        </draw:custom-shape>
        <draw:custom-shape draw:style-name="gr14" draw:text-style-name="P10" draw:layer="layout" svg:width="25.889cm" svg:height="4.768cm" svg:x="0.217cm" svg:y="4.442cm">
          <text:p text:style-name="P8"><text:span text:style-name="T6">For a string T, Z[i] is the length of the longest prefix of T[i..m]</text:span></text:p>
          <text:p text:style-name="P8"><text:span text:style-name="T6">that matches a prefix of T. <text:s/>Z[i] = 0 if the prefixes don't match.</text:span></text:p>
          <text:p text:style-name="P8"><text:span text:style-name="T6"/></text:p>
          <text:p text:style-name="P8"><text:span text:style-name="T6">T[0 .. Z[i]] = T[i .. i+Z[i] -1]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9.368cm" svg:height="0.824cm" svg:x="2.565cm" svg:y="9.9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834cm" svg:height="0.824cm" svg:x="2.565cm" svg:y="9.90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834cm" svg:height="0.824cm" svg:x="11.665cm" svg:y="9.90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851cm" svg:height="1.408cm" svg:x="7.887cm" svg:y="10.621cm">
          <text:p text:style-name="P8"><text:span text:style-name="T6">Z[i]</text:span></text:p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0.758cm" svg:height="1.408cm" svg:x="11.391cm" svg:y="10.621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4.478cm" svg:height="1.408cm" svg:x="17.215cm" svg:y="10.621cm">
          <text:p text:style-name="P8"><text:span text:style-name="T6">i + Z[i] - 1</text:span></text:p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1.02cm" svg:height="1.128cm" svg:x="8.308cm" svg:y="9.844cm">
          <text:p text:style-name="P8"><text:span text:style-name="T7">A</text:span></text:p>
          <draw:enhanced-geometry svg:viewBox="0 0 21600 21600" draw:type="mso-spt202" draw:enhanced-path="M 0 0 L 21600 0 21600 21600 0 21600 0 0 Z N"/>
        </draw:custom-shape>
        <draw:custom-shape draw:style-name="gr21" draw:text-style-name="P10" draw:layer="layout" svg:width="0.988cm" svg:height="1.128cm" svg:x="17.368cm" svg:y="9.844cm">
          <text:p text:style-name="P8"><text:span text:style-name="T7">T</text:span></text:p>
          <draw:enhanced-geometry svg:viewBox="0 0 21600 21600" draw:type="mso-spt202" draw:enhanced-path="M 0 0 L 21600 0 21600 21600 0 21600 0 0 Z N"/>
        </draw:custom-shape>
        <draw:custom-shape draw:style-name="gr22" draw:text-style-name="P10" draw:layer="layout" svg:width="1.333cm" svg:height="1.408cm" svg:x="21.724cm" svg:y="10.554cm">
          <text:p text:style-name="P8"><text:span text:style-name="T5">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1cm" svg:y="2.097cm" draw:page-number="4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5" draw:style-name="dp3" draw:master-page-name="Simple-presentation" presentation:presentation-page-layout-name="AL3T19" presentation:use-footer-name="ftr1">
        <office:forms form:automatic-focus="false" form:apply-design-mode="false"/>
        <draw:frame presentation:style-name="pr5" draw:text-style-name="P1" draw:layer="layout" svg:width="27.343cm" svg:height="1.969cm" svg:x="0.364cm" svg:y="0.182cm" presentation:class="title">
          <draw:text-box>
            <text:p text:style-name="P1">Example Z values</text:p>
          </draw:text-box>
        </draw:frame>
        <draw:custom-shape draw:style-name="gr23" draw:text-style-name="P12" draw:layer="layout" svg:width="20.653cm" svg:height="1.324cm" svg:x="2.739cm" svg:y="7.079cm">
          <text:p text:style-name="P6"><text:span text:style-name="T8">ACAGGTACAGTTCCCTCGACACCTACTACCTAAG</text:span></text:p>
          <draw:enhanced-geometry svg:viewBox="0 0 21600 21600" draw:type="mso-spt202" draw:enhanced-path="M 0 0 L 21600 0 21600 21600 0 21600 0 0 Z N"/>
        </draw:custom-shape>
        <draw:frame draw:style-name="gr24" draw:text-style-name="P13" draw:id="id6" draw:layer="layout" svg:width="20.653cm" svg:height="1.315cm" svg:x="2.833cm" svg:y="8.074cm">
          <draw:text-box>
            <text:p text:style-name="P6"><text:span text:style-name="T8">00100040100000000030200020020001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5" draw:layer="layout" svg:width="14.168cm" svg:height="10.478cm" svg:x="3.71cm" svg:y="2.096cm" draw:page-number="5" presentation:class="page"/>
          <draw:frame presentation:style-name="pr6" draw:text-style-name="P14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Can the Z values help in matching?" draw:style-name="dp3" draw:master-page-name="Simple-presentation" presentation:presentation-page-layout-name="AL2T1" presentation:use-footer-name="ftr1">
        <office:forms form:automatic-focus="false" form:apply-design-mode="false"/>
        <draw:g draw:id="id7">
          <draw:custom-shape draw:style-name="gr16" draw:text-style-name="P11" draw:layer="layout" svg:width="5.834cm" svg:height="0.7cm" svg:x="2.565cm" svg:y="8.98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1" draw:layer="layout" svg:width="5.834cm" svg:height="0.7cm" svg:x="11.665cm" svg:y="8.98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5" draw:layer="layout" svg:width="1.851cm" svg:height="1.408cm" svg:x="7.886cm" svg:y="9.571cm">
            <text:p text:style-name="P8"><text:span text:style-name="T6">Z[i]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15" draw:layer="layout" svg:width="0.758cm" svg:height="1.408cm" svg:x="11.391cm" svg:y="9.571cm">
            <text:p text:style-name="P8"><text:span text:style-name="T5">i</text:span></text:p>
            <draw:enhanced-geometry svg:viewBox="0 0 21600 21600" draw:type="mso-spt202" draw:enhanced-path="M 0 0 L 21600 0 21600 21600 0 21600 0 0 Z N"/>
          </draw:custom-shape>
          <draw:custom-shape draw:style-name="gr26" draw:text-style-name="P15" draw:layer="layout" svg:width="4.477cm" svg:height="1.408cm" svg:x="17.215cm" svg:y="9.571cm">
            <text:p text:style-name="P8"><text:span text:style-name="T6">i + Z[i] - 1</text:span></text:p>
            <draw:enhanced-geometry svg:viewBox="0 0 21600 21600" draw:type="mso-spt202" draw:enhanced-path="M 0 0 L 21600 0 21600 21600 0 21600 0 0 Z N"/>
          </draw:custom-shape>
        </draw:g>
        <draw:custom-shape draw:style-name="gr27" draw:text-style-name="P11" draw:layer="layout" svg:width="5.834cm" svg:height="0.7cm" svg:x="2.566cm" svg:y="9.02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8cm" svg:height="1.968cm" svg:x="-0.001cm" svg:y="0.182cm" presentation:class="title" presentation:user-transformed="true">
          <draw:text-box>
            <text:p text:style-name="P1">Can the Z values help in matching?</text:p>
          </draw:text-box>
        </draw:frame>
        <draw:custom-shape draw:style-name="gr15" draw:text-style-name="P11" draw:layer="layout" svg:width="19.368cm" svg:height="0.7cm" svg:x="2.565cm" svg:y="8.9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3.769cm" svg:height="1.408cm" svg:x="3.739cm" svg:y="7.466cm">
          <text:p text:style-name="P8"><text:span text:style-name="T9">Pattern</text:span></text:p>
          <draw:enhanced-geometry svg:viewBox="0 0 21600 21600" draw:type="mso-spt202" draw:enhanced-path="M 0 0 L 21600 0 21600 21600 0 21600 0 0 Z N"/>
        </draw:custom-shape>
        <draw:custom-shape draw:style-name="gr29" draw:text-style-name="P10" draw:layer="layout" svg:width="2.365cm" svg:height="1.408cm" svg:x="12.557cm" svg:y="7.403cm">
          <text:p text:style-name="P8"><text:span text:style-name="T5">Text</text:span></text:p>
          <draw:enhanced-geometry svg:viewBox="0 0 21600 21600" draw:type="mso-spt202" draw:enhanced-path="M 0 0 L 21600 0 21600 21600 0 21600 0 0 Z N"/>
        </draw:custom-shape>
        <draw:custom-shape draw:style-name="gr30" draw:text-style-name="P10" draw:id="id8" draw:layer="layout" svg:width="19.6cm" svg:height="2.528cm" svg:x="0.933cm" svg:y="12.648cm">
          <text:p text:style-name="P8"><text:span text:style-name="T6">If there exists i, s.t. Z[i] = length(Pattern)</text:span></text:p>
          <text:p text:style-name="P8"><text:span text:style-name="T6"><text:s text:c="3"/></text:span><text:span text:style-name="T6">Pattern occurs in the Text starting at i </text:span></text:p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24.993cm" svg:height="1.408cm" svg:x="1.485cm" svg:y="4.788cm">
          <text:p text:style-name="P8"><text:span text:style-name="T6">Create string <text:s text:c="3"/>Pattern$Text <text:s/>where $ is not in the alphabet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168cm" svg:height="10.477cm" svg:x="3.711cm" svg:y="2.097cm" draw:page-number="6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7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7" draw:text-style-name="P1" draw:layer="layout" svg:width="27.343cm" svg:height="1.718cm" svg:x="0.364cm" svg:y="0.407cm" presentation:class="title" presentation:user-transformed="true">
          <draw:text-box>
            <text:p text:style-name="P1">example matching</text:p>
          </draw:text-box>
        </draw:frame>
        <draw:frame presentation:style-name="pr8" draw:text-style-name="P17" draw:layer="layout" svg:width="27.396cm" svg:height="17.669cm" svg:x="0.311cm" svg:y="2.332cm" presentation:class="outline" presentation:user-transformed="true">
          <draw:text-box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list text:style-name="L4">
              <text:list-item>
                <text:p text:style-name="P1">What is the largest Z value possible?</text:p>
              </text:list-item>
            </text:list>
          </draw:text-box>
        </draw:frame>
        <draw:custom-shape draw:style-name="gr32" draw:text-style-name="P12" draw:layer="layout" svg:width="24.801cm" svg:height="2.387cm" svg:x="0.933cm" svg:y="4.194cm">
          <text:p text:style-name="P6"><text:span text:style-name="T8">CCTACT$ACAGGTACAGTTCCCTCGACACCTACTACCTAAG</text:span></text:p>
          <text:p text:style-name="P6"><text:span text:style-name="T8">0100100010000010000231010010610010041000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5" draw:layer="layout" svg:width="14.168cm" svg:height="10.478cm" svg:x="3.71cm" svg:y="2.096cm" draw:page-number="7" presentation:class="page"/>
          <draw:frame presentation:style-name="pr6" draw:text-style-name="P14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Can Z values be computed in linear time?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8cm" svg:height="1.968cm" svg:x="-0.001cm" svg:y="0.182cm" presentation:class="title" presentation:user-transformed="true">
          <draw:text-box>
            <text:p text:style-name="P1">Can Z values be computed in linear time?</text:p>
          </draw:text-box>
        </draw:frame>
        <draw:custom-shape draw:style-name="gr33" draw:text-style-name="P10" draw:layer="layout" svg:width="2.681cm" svg:height="1.408cm" svg:x="1.169cm" svg:y="4.666cm">
          <text:p text:style-name="P8"><text:span text:style-name="T5">Z[1]?</text:span></text:p>
          <draw:enhanced-geometry svg:viewBox="0 0 21600 21600" draw:type="mso-spt202" draw:enhanced-path="M 0 0 L 21600 0 21600 21600 0 21600 0 0 Z N"/>
        </draw:custom-shape>
        <draw:custom-shape draw:style-name="gr34" draw:text-style-name="P18" draw:layer="layout" svg:width="19.593cm" svg:height="1.408cm" svg:x="1.185cm" svg:y="2.8cm">
          <text:p text:style-name="P6"><text:span text:style-name="T3">AAAGGTACAGTTCCCTCGACACCTACTACCTAAG</text:span></text:p>
          <draw:enhanced-geometry svg:viewBox="0 0 21600 21600" draw:type="mso-spt202" draw:enhanced-path="M 0 0 L 21600 0 21600 21600 0 21600 0 0 Z N"/>
        </draw:custom-shape>
        <draw:custom-shape draw:style-name="gr35" draw:text-style-name="P10" draw:id="id9" draw:layer="layout" svg:width="24.022cm" svg:height="1.408cm" svg:x="3.95cm" svg:y="4.666cm">
          <text:p text:style-name="P8"><text:span text:style-name="T5">compare T[1] with T[0], T[2] with T[1], etc. until mismatch</text:span></text:p>
          <draw:enhanced-geometry svg:viewBox="0 0 21600 21600" draw:type="mso-spt202" draw:enhanced-path="M 0 0 L 21600 0 21600 21600 0 21600 0 0 Z N"/>
        </draw:custom-shape>
        <draw:g draw:id="id10">
          <draw:custom-shape draw:style-name="gr36" draw:text-style-name="P15" draw:layer="layout" svg:width="3.75cm" svg:height="1.407cm" svg:x="1.065cm" svg:y="5.989cm">
            <text:p text:style-name="P8"><text:span text:style-name="T5">Z[1] = 2</text:span></text:p>
            <draw:enhanced-geometry svg:viewBox="0 0 21600 21600" draw:type="mso-spt202" draw:enhanced-path="M 0 0 L 21600 0 21600 21600 0 21600 0 0 Z N"/>
          </draw:custom-shape>
          <draw:custom-shape draw:style-name="gr37" draw:text-style-name="P11" draw:layer="layout" svg:width="0.7cm" svg:height="0.232cm" svg:x="1.518cm" svg:y="3.772cm">
            <text:p/>
            <draw:enhanced-geometry svg:viewBox="0 0 144 144" draw:type="non-primitive" draw:enhanced-path="M 0 0 L 0 144 144 144 144 0 N"/>
          </draw:custom-shape>
          <draw:custom-shape draw:style-name="gr38" draw:text-style-name="P11" draw:layer="layout" svg:width="0.7cm" svg:height="0.467cm" svg:x="2.175cm" svg:y="2.483cm">
            <text:p/>
            <draw:enhanced-geometry svg:viewBox="0 0 144 144" draw:type="non-primitive" draw:enhanced-path="M 0 144 L 0 0 144 0 144 144 N"/>
          </draw:custom-shape>
        </draw:g>
        <draw:custom-shape draw:style-name="gr39" draw:text-style-name="P10" draw:id="id11" draw:layer="layout" svg:width="25.254cm" svg:height="10.368cm" svg:x="1.428cm" svg:y="8.521cm">
          <text:p text:style-name="P8"><text:span text:style-name="T6">This simple process is still expensive:</text:span></text:p>
          <text:p text:style-name="P19"><text:span text:style-name="T6"><text:tab/></text:span><text:span text:style-name="T6">T[2] is compared when computing both Z[1] and Z[2].</text:span></text:p>
          <text:p text:style-name="P8"><text:span text:style-name="T6"/></text:p>
          <text:p text:style-name="P8"><text:span text:style-name="T6">Trick to computing Z values in linear time:</text:span></text:p>
          <text:p text:style-name="P19"><text:span text:style-name="T6"><text:tab/></text:span><text:span text:style-name="T6">each comparison must involve a character that was</text:span></text:p>
          <text:p text:style-name="P19"><text:span text:style-name="T6"><text:tab/></text:span><text:span text:style-name="T6">not compared before</text:span></text:p>
          <text:p text:style-name="P8"><text:span text:style-name="T6"/></text:p>
          <text:p text:style-name="P8"><text:span text:style-name="T6">Since there are only m characters in the string, the overall</text:span></text:p>
          <text:p text:style-name="P8"><text:span text:style-name="T6"># of comparisons will be O(m).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168cm" svg:height="10.477cm" svg:x="3.711cm" svg:y="2.097cm" draw:page-number="8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Basic idea: 1-D dynamic programming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8cm" svg:height="1.968cm" svg:x="-0.001cm" svg:y="0.182cm" presentation:class="title" presentation:user-transformed="true">
          <draw:text-box>
            <text:p text:style-name="P1">Basic idea: 1-D dynamic programming</text:p>
          </draw:text-box>
        </draw:frame>
        <draw:custom-shape draw:style-name="gr40" draw:text-style-name="P10" draw:layer="layout" svg:width="21.194cm" svg:height="1.408cm" svg:x="0.411cm" svg:y="2.688cm">
          <text:p text:style-name="P8"><text:span text:style-name="T6">Can Z[i] be computed with the help of Z[j] for j &lt; i?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9.368cm" svg:height="0.7cm" svg:x="2.565cm" svg:y="6.2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58cm" svg:height="1.408cm" svg:x="15.1cm" svg:y="6.878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0.764cm" svg:height="1.408cm" svg:x="12.555cm" svg:y="4.9cm">
          <text:p text:style-name="P8"><text:span text:style-name="T5">j</text:span></text:p>
          <draw:enhanced-geometry svg:viewBox="0 0 21600 21600" draw:type="mso-spt202" draw:enhanced-path="M 0 0 L 21600 0 21600 21600 0 21600 0 0 Z N"/>
        </draw:custom-shape>
        <draw:g>
          <draw:custom-shape draw:style-name="gr42" draw:text-style-name="P11" draw:layer="layout" svg:width="4.2cm" svg:height="0.7cm" svg:x="12.833cm" svg:y="6.299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20" draw:layer="layout" svg:x1="15.4cm" svg:y1="6.299cm" svg:x2="15.4cm" svg:y2="6.999cm">
            <text:p/>
          </draw:line>
        </draw:g>
        <draw:custom-shape draw:style-name="gr44" draw:text-style-name="P10" draw:layer="layout" svg:width="25.59cm" svg:height="5.888cm" svg:x="0.631cm" svg:y="8.521cm">
          <text:p text:style-name="P8"><text:span text:style-name="T6">Assume there exists j &lt; i, s.t. j + Z[j] – 1 &gt; i</text:span></text:p>
          <text:p text:style-name="P8"><text:span text:style-name="T6">then Z[i – j + 1] provides information about Z[i]</text:span></text:p>
          <text:p text:style-name="P8"><text:span text:style-name="T6"/></text:p>
          <text:p text:style-name="P8"><text:span text:style-name="T6">If there is no such j, simply compare characters T[i..] to T[0..]</text:span></text:p>
          <text:p text:style-name="P8"><text:span text:style-name="T6">since they have not been seen before.</text:span></text:p>
          <draw:enhanced-geometry svg:viewBox="0 0 21600 21600" draw:type="mso-spt202" draw:enhanced-path="M 0 0 L 21600 0 21600 21600 0 21600 0 0 Z N"/>
        </draw:custom-shape>
        <draw:g draw:id="id12">
          <draw:g>
            <draw:custom-shape draw:style-name="gr42" draw:text-style-name="P11" draw:layer="layout" svg:width="4.2cm" svg:height="0.7cm" svg:x="2.565cm" svg:y="6.299cm">
              <text:p/>
              <draw:enhanced-geometry svg:viewBox="0 0 21600 21600" draw:type="rectangle" draw:enhanced-path="M 0 0 L 21600 0 21600 21600 0 21600 0 0 Z N"/>
            </draw:custom-shape>
            <draw:line draw:style-name="gr43" draw:text-style-name="P20" draw:layer="layout" svg:x1="5.132cm" svg:y1="6.299cm" svg:x2="5.132cm" svg:y2="6.999cm">
              <text:p/>
            </draw:line>
          </draw:g>
          <draw:custom-shape draw:style-name="gr45" draw:text-style-name="P15" draw:layer="layout" svg:width="2.346cm" svg:height="1.408cm" svg:x="4.856cm" svg:y="4.788cm">
            <text:p text:style-name="P8"><text:span text:style-name="T5">i-j+1</text:span></text:p>
            <draw:enhanced-geometry svg:viewBox="0 0 21600 21600" draw:type="mso-spt202" draw:enhanced-path="M 0 0 L 21600 0 21600 21600 0 21600 0 0 Z N"/>
          </draw:custom-shape>
          <draw:custom-shape draw:style-name="gr46" draw:text-style-name="P15" draw:layer="layout" svg:width="1.856cm" svg:height="1.408cm" svg:x="6.484cm" svg:y="6.888cm">
            <text:p text:style-name="P8"><text:span text:style-name="T6">Z[j]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layer="layout" svg:width="14.168cm" svg:height="10.477cm" svg:x="3.711cm" svg:y="2.097cm" draw:page-number="9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Three case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8cm" svg:height="1.968cm" svg:x="-0.001cm" svg:y="0.182cm" presentation:class="title" presentation:user-transformed="true">
          <draw:text-box>
            <text:p text:style-name="P1">Three cases</text:p>
          </draw:text-box>
        </draw:frame>
        <draw:custom-shape draw:style-name="gr47" draw:text-style-name="P10" draw:layer="layout" svg:width="21.95cm" svg:height="2.528cm" svg:x="2.276cm" svg:y="2.333cm">
          <text:p text:style-name="P8"><text:span text:style-name="T6">Let j &lt; i be the coordinate that maximizes j + Z[j] – 1</text:span></text:p>
          <text:p text:style-name="P8"><text:span text:style-name="T6">(intuitively, the Z[j] that extends the furthest)</text:span></text:p>
          <draw:enhanced-geometry svg:viewBox="0 0 21600 21600" draw:type="mso-spt202" draw:enhanced-path="M 0 0 L 21600 0 21600 21600 0 21600 0 0 Z N"/>
        </draw:custom-shape>
        <draw:custom-shape draw:style-name="gr48" draw:text-style-name="P10" draw:layer="layout" svg:width="20.565cm" svg:height="1.408cm" svg:x="0.884cm" svg:y="5.133cm">
          <text:p text:style-name="P8"><text:span text:style-name="T6">I. <text:s/>Z[i – j + 1] &lt; Z[j] – i + j – 1 =&gt; Z[i] = Z[i – j + 1] 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9.368cm" svg:height="0.7cm" svg:x="2.565cm" svg:y="18.7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58cm" svg:height="1.408cm" svg:x="15.1cm" svg:y="19.357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0.764cm" svg:height="1.408cm" svg:x="12.555cm" svg:y="17.378cm">
          <text:p text:style-name="P8"><text:span text:style-name="T5">j</text:span></text:p>
          <draw:enhanced-geometry svg:viewBox="0 0 21600 21600" draw:type="mso-spt202" draw:enhanced-path="M 0 0 L 21600 0 21600 21600 0 21600 0 0 Z N"/>
        </draw:custom-shape>
        <draw:g>
          <draw:custom-shape draw:style-name="gr42" draw:text-style-name="P11" draw:layer="layout" svg:width="4.2cm" svg:height="0.7cm" svg:x="12.833cm" svg:y="18.778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20" draw:layer="layout" svg:x1="15.4cm" svg:y1="18.778cm" svg:x2="15.4cm" svg:y2="19.478cm">
            <text:p/>
          </draw:line>
        </draw:g>
        <draw:g>
          <draw:g>
            <draw:custom-shape draw:style-name="gr42" draw:text-style-name="P11" draw:layer="layout" svg:width="4.2cm" svg:height="0.7cm" svg:x="2.565cm" svg:y="18.777cm">
              <text:p/>
              <draw:enhanced-geometry svg:viewBox="0 0 21600 21600" draw:type="rectangle" draw:enhanced-path="M 0 0 L 21600 0 21600 21600 0 21600 0 0 Z N"/>
            </draw:custom-shape>
            <draw:line draw:style-name="gr43" draw:text-style-name="P20" draw:layer="layout" svg:x1="5.132cm" svg:y1="18.777cm" svg:x2="5.132cm" svg:y2="19.477cm">
              <text:p/>
            </draw:line>
          </draw:g>
          <draw:custom-shape draw:style-name="gr45" draw:text-style-name="P15" draw:layer="layout" svg:width="2.346cm" svg:height="1.408cm" svg:x="4.856cm" svg:y="17.266cm">
            <text:p text:style-name="P8"><text:span text:style-name="T5">i-j+1</text:span></text:p>
            <draw:enhanced-geometry svg:viewBox="0 0 21600 21600" draw:type="mso-spt202" draw:enhanced-path="M 0 0 L 21600 0 21600 21600 0 21600 0 0 Z N"/>
          </draw:custom-shape>
          <draw:custom-shape draw:style-name="gr46" draw:text-style-name="P15" draw:layer="layout" svg:width="1.856cm" svg:height="1.408cm" svg:x="6.484cm" svg:y="19.366cm">
            <text:p text:style-name="P8"><text:span text:style-name="T6">Z[j]</text:span></text:p>
            <draw:enhanced-geometry svg:viewBox="0 0 21600 21600" draw:type="mso-spt202" draw:enhanced-path="M 0 0 L 21600 0 21600 21600 0 21600 0 0 Z N"/>
          </draw:custom-shape>
        </draw:g>
        <draw:custom-shape draw:style-name="gr49" draw:text-style-name="P11" draw:layer="layout" svg:width="1.634cm" svg:height="0.234cm" svg:x="2.565cm" svg:y="18.66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1" draw:layer="layout" svg:width="1.633cm" svg:height="0.234cm" svg:x="5.133cm" svg:y="18.66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1.634cm" svg:height="0.234cm" svg:x="15.399cm" svg:y="18.6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9.368cm" svg:height="0.7cm" svg:x="2.565cm" svg:y="13.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58cm" svg:height="1.408cm" svg:x="15.1cm" svg:y="13.99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0.764cm" svg:height="1.408cm" svg:x="12.555cm" svg:y="12.011cm">
          <text:p text:style-name="P8"><text:span text:style-name="T5">j</text:span></text:p>
          <draw:enhanced-geometry svg:viewBox="0 0 21600 21600" draw:type="mso-spt202" draw:enhanced-path="M 0 0 L 21600 0 21600 21600 0 21600 0 0 Z N"/>
        </draw:custom-shape>
        <draw:g>
          <draw:custom-shape draw:style-name="gr42" draw:text-style-name="P11" draw:layer="layout" svg:width="4.2cm" svg:height="0.7cm" svg:x="12.833cm" svg:y="13.41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20" draw:layer="layout" svg:x1="15.4cm" svg:y1="13.41cm" svg:x2="15.4cm" svg:y2="14.11cm">
            <text:p/>
          </draw:line>
        </draw:g>
        <draw:g>
          <draw:g>
            <draw:custom-shape draw:style-name="gr42" draw:text-style-name="P11" draw:layer="layout" svg:width="4.2cm" svg:height="0.7cm" svg:x="2.565cm" svg:y="13.411cm">
              <text:p/>
              <draw:enhanced-geometry svg:viewBox="0 0 21600 21600" draw:type="rectangle" draw:enhanced-path="M 0 0 L 21600 0 21600 21600 0 21600 0 0 Z N"/>
            </draw:custom-shape>
            <draw:line draw:style-name="gr43" draw:text-style-name="P20" draw:layer="layout" svg:x1="5.132cm" svg:y1="13.411cm" svg:x2="5.132cm" svg:y2="14.111cm">
              <text:p/>
            </draw:line>
          </draw:g>
          <draw:custom-shape draw:style-name="gr45" draw:text-style-name="P15" draw:layer="layout" svg:width="2.346cm" svg:height="1.408cm" svg:x="4.856cm" svg:y="11.9cm">
            <text:p text:style-name="P8"><text:span text:style-name="T5">i-j+1</text:span></text:p>
            <draw:enhanced-geometry svg:viewBox="0 0 21600 21600" draw:type="mso-spt202" draw:enhanced-path="M 0 0 L 21600 0 21600 21600 0 21600 0 0 Z N"/>
          </draw:custom-shape>
          <draw:custom-shape draw:style-name="gr46" draw:text-style-name="P15" draw:layer="layout" svg:width="1.856cm" svg:height="1.408cm" svg:x="6.484cm" svg:y="14cm">
            <text:p text:style-name="P8"><text:span text:style-name="T6">Z[j]</text:span></text:p>
            <draw:enhanced-geometry svg:viewBox="0 0 21600 21600" draw:type="mso-spt202" draw:enhanced-path="M 0 0 L 21600 0 21600 21600 0 21600 0 0 Z N"/>
          </draw:custom-shape>
        </draw:g>
        <draw:custom-shape draw:style-name="gr51" draw:text-style-name="P11" draw:layer="layout" svg:width="2.334cm" svg:height="0.234cm" svg:x="2.565cm" svg:y="13.2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2.333cm" svg:height="0.234cm" svg:x="5.133cm" svg:y="13.2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1.617cm" svg:height="0.242cm" svg:x="15.399cm" svg:y="13.29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9.367cm" svg:height="0.7cm" svg:x="2.799cm" svg:y="7.9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58cm" svg:height="1.408cm" svg:x="15.333cm" svg:y="8.502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0.764cm" svg:height="1.408cm" svg:x="12.789cm" svg:y="6.523cm">
          <text:p text:style-name="P8"><text:span text:style-name="T5">j</text:span></text:p>
          <draw:enhanced-geometry svg:viewBox="0 0 21600 21600" draw:type="mso-spt202" draw:enhanced-path="M 0 0 L 21600 0 21600 21600 0 21600 0 0 Z N"/>
        </draw:custom-shape>
        <draw:g>
          <draw:custom-shape draw:style-name="gr42" draw:text-style-name="P11" draw:layer="layout" svg:width="4.2cm" svg:height="0.7cm" svg:x="13.065cm" svg:y="7.923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20" draw:layer="layout" svg:x1="15.632cm" svg:y1="7.923cm" svg:x2="15.632cm" svg:y2="8.623cm">
            <text:p/>
          </draw:line>
        </draw:g>
        <draw:g>
          <draw:g>
            <draw:custom-shape draw:style-name="gr42" draw:text-style-name="P11" draw:layer="layout" svg:width="4.2cm" svg:height="0.7cm" svg:x="2.799cm" svg:y="7.922cm">
              <text:p/>
              <draw:enhanced-geometry svg:viewBox="0 0 21600 21600" draw:type="rectangle" draw:enhanced-path="M 0 0 L 21600 0 21600 21600 0 21600 0 0 Z N"/>
            </draw:custom-shape>
            <draw:line draw:style-name="gr43" draw:text-style-name="P20" draw:layer="layout" svg:x1="5.366cm" svg:y1="7.922cm" svg:x2="5.366cm" svg:y2="8.622cm">
              <text:p/>
            </draw:line>
          </draw:g>
          <draw:custom-shape draw:style-name="gr45" draw:text-style-name="P15" draw:layer="layout" svg:width="2.346cm" svg:height="1.408cm" svg:x="5.09cm" svg:y="6.411cm">
            <text:p text:style-name="P8"><text:span text:style-name="T5">i-j+1</text:span></text:p>
            <draw:enhanced-geometry svg:viewBox="0 0 21600 21600" draw:type="mso-spt202" draw:enhanced-path="M 0 0 L 21600 0 21600 21600 0 21600 0 0 Z N"/>
          </draw:custom-shape>
          <draw:custom-shape draw:style-name="gr46" draw:text-style-name="P15" draw:layer="layout" svg:width="1.856cm" svg:height="1.408cm" svg:x="6.718cm" svg:y="8.511cm">
            <text:p text:style-name="P8"><text:span text:style-name="T6">Z[j]</text:span></text:p>
            <draw:enhanced-geometry svg:viewBox="0 0 21600 21600" draw:type="mso-spt202" draw:enhanced-path="M 0 0 L 21600 0 21600 21600 0 21600 0 0 Z N"/>
          </draw:custom-shape>
        </draw:g>
        <draw:custom-shape draw:style-name="gr51" draw:text-style-name="P11" draw:layer="layout" svg:width="1.167cm" svg:height="0.234cm" svg:x="2.799cm" svg:y="7.81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1.168cm" svg:height="0.234cm" svg:x="5.365cm" svg:y="7.81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1" draw:layer="layout" svg:width="1.167cm" svg:height="0.234cm" svg:x="15.633cm" svg:y="7.8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02cm" svg:height="1.128cm" svg:x="3.739cm" svg:y="7.78cm">
          <text:p text:style-name="P8"><text:span text:style-name="T7">A</text:span></text:p>
          <draw:enhanced-geometry svg:viewBox="0 0 21600 21600" draw:type="mso-spt202" draw:enhanced-path="M 0 0 L 21600 0 21600 21600 0 21600 0 0 Z N"/>
        </draw:custom-shape>
        <draw:custom-shape draw:style-name="gr52" draw:text-style-name="P10" draw:layer="layout" svg:width="1.057cm" svg:height="1.128cm" svg:x="6.305cm" svg:y="7.78cm">
          <text:p text:style-name="P8"><text:span text:style-name="T7">C</text:span></text:p>
          <draw:enhanced-geometry svg:viewBox="0 0 21600 21600" draw:type="mso-spt202" draw:enhanced-path="M 0 0 L 21600 0 21600 21600 0 21600 0 0 Z N"/>
        </draw:custom-shape>
        <draw:custom-shape draw:style-name="gr52" draw:text-style-name="P10" draw:layer="layout" svg:width="1.057cm" svg:height="1.128cm" svg:x="16.571cm" svg:y="7.795cm">
          <text:p text:style-name="P8"><text:span text:style-name="T7">C</text:span></text:p>
          <draw:enhanced-geometry svg:viewBox="0 0 21600 21600" draw:type="mso-spt202" draw:enhanced-path="M 0 0 L 21600 0 21600 21600 0 21600 0 0 Z N"/>
        </draw:custom-shape>
        <draw:custom-shape draw:style-name="gr53" draw:text-style-name="P10" draw:layer="layout" svg:width="21.087cm" svg:height="1.408cm" svg:x="0.834cm" svg:y="10.5cm">
          <text:p text:style-name="P8"><text:span text:style-name="T6">II. Z[i – j + 1] &gt; Z[j] – i + j – 1 =&gt; Z[i] = Z[j] –i + j - 1</text:span></text:p>
          <draw:enhanced-geometry svg:viewBox="0 0 21600 21600" draw:type="mso-spt202" draw:enhanced-path="M 0 0 L 21600 0 21600 21600 0 21600 0 0 Z N"/>
        </draw:custom-shape>
        <draw:custom-shape draw:style-name="gr54" draw:text-style-name="P10" draw:layer="layout" svg:width="27.653cm" svg:height="2.528cm" svg:x="0.346cm" svg:y="16.1cm">
          <text:p text:style-name="P8"><text:span text:style-name="T6">III. Z[i – j + 1] = <text:s/>Z[j] – i + j – 1 =&gt; Z[i] = ??, compare from</text:span></text:p>
          <text:p text:style-name="P8"><text:span text:style-name="T6"><text:s text:c="83"/></text:span><text:span text:style-name="T6">i + Z[i – j + 1]</text:span></text:p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1.02cm" svg:height="1.128cm" svg:x="6.539cm" svg:y="13.3cm">
          <text:p text:style-name="P8"><text:span text:style-name="T7">A</text:span></text:p>
          <draw:enhanced-geometry svg:viewBox="0 0 21600 21600" draw:type="mso-spt202" draw:enhanced-path="M 0 0 L 21600 0 21600 21600 0 21600 0 0 Z N"/>
        </draw:custom-shape>
        <draw:custom-shape draw:style-name="gr52" draw:text-style-name="P10" draw:layer="layout" svg:width="1.057cm" svg:height="1.128cm" svg:x="16.805cm" svg:y="13.3cm">
          <text:p text:style-name="P8"><text:span text:style-name="T7">C</text:span></text:p>
          <draw:enhanced-geometry svg:viewBox="0 0 21600 21600" draw:type="mso-spt202" draw:enhanced-path="M 0 0 L 21600 0 21600 21600 0 21600 0 0 Z N"/>
        </draw:custom-shape>
        <draw:custom-shape draw:style-name="gr55" draw:text-style-name="P10" draw:layer="layout" svg:width="0.94cm" svg:height="1.128cm" svg:x="16.805cm" svg:y="18.635cm">
          <text:p text:style-name="P8"><text:span text:style-name="T7">?</text:span></text:p>
          <draw:enhanced-geometry svg:viewBox="0 0 21600 21600" draw:type="mso-spt202" draw:enhanced-path="M 0 0 L 21600 0 21600 21600 0 21600 0 0 Z N"/>
        </draw:custom-shape>
        <draw:custom-shape draw:style-name="gr55" draw:text-style-name="P10" draw:layer="layout" svg:width="0.94cm" svg:height="1.128cm" svg:x="6.539cm" svg:y="18.635cm">
          <text:p text:style-name="P8"><text:span text:style-name="T7">?</text:span></text:p>
          <draw:enhanced-geometry svg:viewBox="0 0 21600 21600" draw:type="mso-spt202" draw:enhanced-path="M 0 0 L 21600 0 21600 21600 0 21600 0 0 Z N"/>
        </draw:custom-shape>
        <draw:custom-shape draw:style-name="gr55" draw:text-style-name="P10" draw:layer="layout" svg:width="0.94cm" svg:height="1.128cm" svg:x="4.039cm" svg:y="18.635cm">
          <text:p text:style-name="P8"><text:span text:style-name="T7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1cm" svg:y="2.097cm" draw:page-number="10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11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7.343cm" svg:height="1.969cm" svg:x="0.364cm" svg:y="0.182cm" presentation:class="title">
          <draw:text-box>
            <text:p text:style-name="P1">Time complexity analysis</text:p>
          </draw:text-box>
        </draw:frame>
        <draw:frame presentation:style-name="pr9" draw:text-style-name="P16" draw:layer="layout" svg:width="27.396cm" svg:height="17.573cm" svg:x="0.311cm" svg:y="2.332cm" presentation:class="outline" presentation:user-transformed="true">
          <draw:text-box>
            <text:list text:style-name="L4">
              <text:list-item>
                <text:p text:style-name="P1">Why do these tricks save us time?</text:p>
              </text:list-item>
            </text:list>
            <text:p text:style-name="P16"/>
            <text:p text:style-name="P16">1. Cases I and II take constant time per Z-value computed – total time spent in these cases is O(n)</text:p>
            <text:p text:style-name="P16">2. Case III might involve 1 or more comparisons per Z-value</text:p>
            <text:p text:style-name="P16"><text:s text:c="4"/>however:</text:p>
            <text:p text:style-name="P16"><text:s text:c="7"/>- every successful comparison (match) shifts the rightmost character that has been visited</text:p>
            <text:p text:style-name="P16"><text:s text:c="7"/>- every unsuccessful comparison terminates the “round” and algorithm moves on to the next Z-value</text:p>
            <text:p text:style-name="P16"/>
            <text:p text:style-name="P16"><text:s text:c="4"/>total time spent in III cannot be more than # of characters in the text</text:p>
            <text:p text:style-name="P16">Overall running time is O(n)</text:p>
          </draw:text-box>
        </draw:frame>
        <presentation:notes draw:style-name="dp2">
          <draw:page-thumbnail draw:style-name="gr25" draw:layer="layout" svg:width="14.168cm" svg:height="10.478cm" svg:x="3.71cm" svg:y="2.096cm" draw:page-number="11" presentation:class="page"/>
          <draw:frame presentation:style-name="pr6" draw:text-style-name="P1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12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7.343cm" svg:height="1.969cm" svg:x="0.364cm" svg:y="0.182cm" presentation:class="title">
          <draw:text-box>
            <text:p text:style-name="P1">Space complexity?</text:p>
          </draw:text-box>
        </draw:frame>
        <draw:frame presentation:style-name="pr8" draw:text-style-name="P16" draw:id="id13" draw:layer="layout" svg:width="27.396cm" svg:height="17.669cm" svg:x="0.311cm" svg:y="2.332cm" presentation:class="outline" presentation:user-transformed="true">
          <draw:text-box>
            <text:list text:style-name="L4">
              <text:list-item>
                <text:p text:id="id14" text:style-name="P1">If using Z algorithm for matching, how many Z values do we need to store?<text:line-break/><text:line-break/><text:line-break/>PPPPPPPPPP$TTTTTTTTTTTTTTTTTTTTTTTT<text:line-break/><text:line-break/><text:line-break/><text:line-break/></text:p>
              </text:list-item>
              <text:list-item>
                <text:p text:id="id15" text:style-name="P1">Only need to remember Z-values for pattern and the “farthest reaching Z-value” (Z[j] in what we discussed befor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5" draw:layer="layout" svg:width="14.168cm" svg:height="10.478cm" svg:x="3.71cm" svg:y="2.096cm" draw:page-number="12" presentation:class="page"/>
          <draw:frame presentation:style-name="pr6" draw:text-style-name="P21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13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0" draw:layer="layout" svg:width="27.343cm" svg:height="1.718cm" svg:x="0.364cm" svg:y="0.307cm" presentation:class="title">
          <draw:text-box>
            <text:p>Some questions</text:p>
          </draw:text-box>
        </draw:frame>
        <draw:frame presentation:style-name="pr11" draw:layer="layout" svg:width="27.396cm" svg:height="17.418cm" svg:x="0.311cm" svg:y="2.332cm" presentation:class="outline">
          <draw:text-box>
            <text:list text:style-name="L4">
              <text:list-item>
                <text:p>What are the Z-values for the following string:<text:line-break/><text:line-break/>TTAGGATAGCCATTAGCCTCATTAGGGATTAGGAT<text:line-break/></text:p>
              </text:list-item>
              <text:list-item>
                <text:p>In the string above, what is the longest prefix that is repeated somewhere else in the string?<text:line-break/></text:p>
              </text:list-item>
              <text:list-item>
                <text:p>Trace through the execution of the linear-time algorithm for computing the Z values for the string listed above. <text:s/>How many times do rules I, II, and III apply?</text:p>
              </text:list-item>
            </text:list>
          </draw:text-box>
        </draw:frame>
        <presentation:notes draw:style-name="dp2">
          <draw:page-thumbnail draw:style-name="gr25" draw:layer="layout" svg:width="14.168cm" svg:height="10.478cm" svg:x="3.71cm" svg:y="2.096cm" draw:page-number="13" presentation:class="page"/>
          <draw:frame presentation:style-name="pr12" draw:layer="layout" svg:width="17.27cm" svg:height="12.321cm" svg:x="2.16cm" svg:y="13.271cm" presentation:class="notes" presentation:placeholder="true">
            <draw:text-box/>
          </draw:frame>
        </presentation:notes>
      </draw:page>
      <draw:page draw:name="Z algorithm, not just for matching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8cm" svg:height="1.968cm" svg:x="0cm" svg:y="0.182cm" presentation:class="title" presentation:user-transformed="true">
          <draw:text-box>
            <text:p text:style-name="P1">Z algorithm, not just for matching</text:p>
          </draw:text-box>
        </draw:frame>
        <draw:frame presentation:style-name="pr13" draw:text-style-name="P24" draw:layer="layout" svg:width="28cm" svg:height="18.667cm" svg:x="0cm" svg:y="2.331cm" presentation:class="outline" presentation:user-transformed="true">
          <draw:text-box>
            <text:p text:style-name="P22"><text:span text:style-name="T10"/></text:p>
            <text:list text:style-name="L4">
              <text:list-item>
                <text:p text:style-name="P23"><text:span text:style-name="T10">Lempel-Ziv compression (e.g. gzip)</text:span></text:p>
              </text:list-item>
            </text:list>
            <text:p text:style-name="P22"><text:span text:style-name="T10"/></text:p>
            <text:p text:style-name="P22"><text:span text:style-name="T10"/></text:p>
            <text:p text:style-name="P22"><text:span text:style-name="T10"/></text:p>
            <text:p text:style-name="P22"><text:span text:style-name="T10"/></text:p>
            <text:p text:style-name="P22"><text:span text:style-name="T10"/></text:p>
            <text:list text:continue-numbering="true" text:style-name="L4">
              <text:list-item>
                <text:p text:style-name="P23"><text:span text:style-name="T10">Note: other exact matching algorithms used for data compression (e.g. Burrows-Wheeler transform relates to suffix arrays)</text:span></text:p>
              </text:list-item>
            </text:list>
          </draw:text-box>
        </draw:frame>
        <draw:custom-shape draw:style-name="gr15" draw:text-style-name="P11" draw:layer="layout" svg:width="19.368cm" svg:height="0.7cm" svg:x="2.565cm" svg:y="5.8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834cm" svg:height="0.7cm" svg:x="2.565cm" svg:y="5.8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.834cm" svg:height="0.7cm" svg:x="11.665cm" svg:y="5.8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851cm" svg:height="1.408cm" svg:x="7.887cm" svg:y="6.454cm">
          <text:p text:style-name="P8"><text:span text:style-name="T6">Z[i]</text:span></text:p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0.758cm" svg:height="1.408cm" svg:x="11.391cm" svg:y="6.454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4.478cm" svg:height="1.408cm" svg:x="17.215cm" svg:y="6.454cm">
          <text:p text:style-name="P8"><text:span text:style-name="T6">i + Z[i] - 1</text:span></text:p>
          <draw:enhanced-geometry svg:viewBox="0 0 21600 21600" draw:type="mso-spt202" draw:enhanced-path="M 0 0 L 21600 0 21600 21600 0 21600 0 0 Z N"/>
        </draw:custom-shape>
        <draw:custom-shape draw:style-name="gr56" draw:text-style-name="P10" draw:layer="layout" svg:width="1.071cm" svg:height="1.408cm" svg:x="21.725cm" svg:y="6.386cm">
          <text:p text:style-name="P8"><text:span text:style-name="T5">n</text:span></text:p>
          <draw:enhanced-geometry svg:viewBox="0 0 21600 21600" draw:type="mso-spt202" draw:enhanced-path="M 0 0 L 21600 0 21600 21600 0 21600 0 0 Z N"/>
        </draw:custom-shape>
        <draw:custom-shape draw:style-name="gr57" draw:text-style-name="P10" draw:layer="layout" svg:width="24.666cm" svg:height="3.648cm" svg:x="1.395cm" svg:y="8.149cm">
          <text:p text:style-name="P8"><text:span text:style-name="T6">if Z[i] = 0, just send/store the character T[i], otherwise,</text:span></text:p>
          <text:p text:style-name="P8"><text:span text:style-name="T6">instead of sending T[i..i+Z[i] – 1] (Z[i] – 1 characters/bytes)</text:span></text:p>
          <text:p text:style-name="P8"><text:span text:style-name="T6">simply send Z[i] (one number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1cm" svg:y="2.097cm" draw:page-number="14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Knuth-Morris-Pratt algorithm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8cm" svg:height="1.968cm" svg:x="0cm" svg:y="0.182cm" presentation:class="title" presentation:user-transformed="true">
          <draw:text-box>
            <text:p text:style-name="P1">Knuth-Morris-Pratt algorithm</text:p>
          </draw:text-box>
        </draw:frame>
        <draw:custom-shape draw:style-name="gr58" draw:text-style-name="P10" draw:layer="layout" svg:width="27.158cm" svg:height="2.528cm" svg:x="0.688cm" svg:y="2.921cm">
          <text:p text:style-name="P8"><text:span text:style-name="T6">Given a Pattern and a Text, preprocess the Pattern to compute</text:span></text:p>
          <text:p text:style-name="P8"><text:span text:style-name="T6">sp[i] = length of longest prefix of P that matches a suffix of P[0..i]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4.468cm" svg:height="0.7cm" svg:x="3.265cm" svg:y="5.9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4cm" svg:height="0.7cm" svg:x="3.265cm" svg:y="5.9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4cm" svg:height="0.7cm" svg:x="9.099cm" svg:y="5.9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58cm" svg:height="1.408cm" svg:x="12.558cm" svg:y="6.754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59" draw:text-style-name="P10" draw:layer="layout" svg:width="2.266cm" svg:height="1.408cm" svg:x="6.77cm" svg:y="6.4cm">
          <text:p text:style-name="P8"><text:span text:style-name="T6">sp[i]</text:span></text:p>
          <draw:enhanced-geometry svg:viewBox="0 0 21600 21600" draw:type="mso-spt202" draw:enhanced-path="M 0 0 L 21600 0 21600 21600 0 21600 0 0 Z N"/>
        </draw:custom-shape>
        <draw:custom-shape draw:style-name="gr60" draw:text-style-name="P10" draw:layer="layout" svg:width="1.174cm" svg:height="1.408cm" svg:x="1.357cm" svg:y="5.588cm">
          <text:p text:style-name="P8"><text:span text:style-name="T5">P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23.567cm" svg:height="0.7cm" svg:x="3.033cm" svg:y="9.89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1.122cm" svg:height="1.408cm" svg:x="1.205cm" svg:y="9.433cm">
          <text:p text:style-name="P8"><text:span text:style-name="T5">T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4.468cm" svg:height="0.7cm" svg:x="5.365cm" svg:y="10.9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4cm" svg:height="0.7cm" svg:x="5.365cm" svg:y="10.9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4cm" svg:height="0.7cm" svg:x="11.199cm" svg:y="10.9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58cm" svg:height="1.408cm" svg:x="14.658cm" svg:y="11.3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4.467cm" svg:height="0.7cm" svg:x="11.199cm" svg:y="12.9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4cm" svg:height="0.7cm" svg:x="11.199cm" svg:y="12.9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3cm" svg:height="0.7cm" svg:x="17.033cm" svg:y="12.933cm">
          <text:p/>
          <draw:enhanced-geometry svg:viewBox="0 0 21600 21600" draw:type="rectangle" draw:enhanced-path="M 0 0 L 21600 0 21600 21600 0 21600 0 0 Z N"/>
        </draw:custom-shape>
        <draw:line draw:style-name="gr43" draw:text-style-name="P20" draw:layer="layout" svg:x1="14.933cm" svg:y1="9.9cm" svg:x2="14.933cm" svg:y2="10.6cm">
          <text:p/>
        </draw:line>
        <draw:custom-shape draw:style-name="gr41" draw:text-style-name="P10" draw:layer="layout" svg:width="0.764cm" svg:height="1.408cm" svg:x="14.655cm" svg:y="8.266cm">
          <text:p text:style-name="P8"><text:span text:style-name="T5">j</text:span></text:p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1.02cm" svg:height="1.128cm" svg:x="14.822cm" svg:y="9.724cm">
          <text:p text:style-name="P8"><text:span text:style-name="T7">A</text:span></text:p>
          <draw:enhanced-geometry svg:viewBox="0 0 21600 21600" draw:type="mso-spt202" draw:enhanced-path="M 0 0 L 21600 0 21600 21600 0 21600 0 0 Z N"/>
        </draw:custom-shape>
        <draw:custom-shape draw:style-name="gr52" draw:text-style-name="P10" draw:layer="layout" svg:width="1.057cm" svg:height="1.128cm" svg:x="14.822cm" svg:y="10.816cm">
          <text:p text:style-name="P8"><text:span text:style-name="T7">C</text:span></text:p>
          <draw:enhanced-geometry svg:viewBox="0 0 21600 21600" draw:type="mso-spt202" draw:enhanced-path="M 0 0 L 21600 0 21600 21600 0 21600 0 0 Z N"/>
        </draw:custom-shape>
        <draw:custom-shape draw:style-name="gr60" draw:text-style-name="P10" draw:layer="layout" svg:width="1.174cm" svg:height="1.408cm" svg:x="4.185cm" svg:y="10.6cm">
          <text:p text:style-name="P8"><text:span text:style-name="T5">P</text:span></text:p>
          <draw:enhanced-geometry svg:viewBox="0 0 21600 21600" draw:type="mso-spt202" draw:enhanced-path="M 0 0 L 21600 0 21600 21600 0 21600 0 0 Z N"/>
        </draw:custom-shape>
        <draw:custom-shape draw:style-name="gr62" draw:text-style-name="P10" draw:layer="layout" svg:width="1.351cm" svg:height="1.408cm" svg:x="9.84cm" svg:y="12.466cm">
          <text:p text:style-name="P8"><text:span text:style-name="T5">P'</text:span></text:p>
          <draw:enhanced-geometry svg:viewBox="0 0 21600 21600" draw:type="mso-spt202" draw:enhanced-path="M 0 0 L 21600 0 21600 21600 0 21600 0 0 Z N"/>
        </draw:custom-shape>
        <draw:custom-shape draw:style-name="gr63" draw:text-style-name="P10" draw:layer="layout" svg:width="26.391cm" svg:height="4.037cm" svg:x="0.783cm" svg:y="14.344cm">
          <text:list text:style-name="L3">
            <text:list-item>
              <text:p text:style-name="P8"><text:span text:style-name="T6"><text:s/></text:span><text:span text:style-name="T6">Compare P with T until finding a mis-match </text:span><text:span text:style-name="T6"><text:line-break/></text:span><text:span text:style-name="T6"> <text:s text:c="2"/>(at coordinate i + 1 in P and j + 1 in T). <text:s/></text:span></text:p>
            </text:list-item>
            <text:list-item>
              <text:p text:style-name="P8"><text:span text:style-name="T6"><text:s/></text:span><text:span text:style-name="T6">Shift P such that first sp[i] characters match T[j – sp[i] + 1 .. j]. <text:s/></text:span></text:p>
            </text:list-item>
            <text:list-item>
              <text:p text:style-name="P8"><text:span text:style-name="T6"><text:s/></text:span><text:span text:style-name="T6">Continue matching from T[i+1], P[sp[i]+1]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4" draw:text-style-name="P20" draw:layer="layout" svg:x1="5.366cm" svg:y1="12cm" svg:x2="11.666cm" svg:y2="12cm">
          <text:p/>
        </draw:line>
        <presentation:notes draw:style-name="dp2">
          <draw:page-thumbnail draw:layer="layout" svg:width="14.168cm" svg:height="10.477cm" svg:x="3.711cm" svg:y="2.097cm" draw:page-number="15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Knuth-Morris-Pratt (KMP) Algorithm" draw:style-name="dp4" draw:master-page-name="Simple-presentation" presentation:presentation-page-layout-name="AL2T1" presentation:use-footer-name="ftr1">
        <office:forms form:automatic-focus="false" form:apply-design-mode="false"/>
        <draw:custom-shape draw:style-name="gr65" draw:text-style-name="P25" draw:layer="layout" svg:width="11.642cm" svg:height="3.81cm" svg:x="7.016cm" svg:y="8.171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5" draw:layer="layout" svg:width="28.002cm" svg:height="1.968cm" svg:x="-0.003cm" svg:y="0.18cm" presentation:class="title" presentation:user-transformed="true">
          <draw:text-box>
            <text:p text:style-name="P26"><text:span text:style-name="T10">Knuth-Morris-Pratt (KMP) Algorithm</text:span></text:p>
          </draw:text-box>
        </draw:frame>
        <draw:custom-shape draw:style-name="gr66" draw:text-style-name="P28" draw:layer="layout" svg:width="27.044cm" svg:height="3.368cm" svg:x="0.693cm" svg:y="2.919cm">
          <text:p text:style-name="P27"><text:span text:style-name="T6">Given a pattern (</text:span><text:span text:style-name="T11">P</text:span><text:span text:style-name="T6">) and a text block (</text:span><text:span text:style-name="T11">T</text:span><text:span text:style-name="T6">) you preprocess </text:span><text:span text:style-name="T11">P</text:span><text:span text:style-name="T6"> to compute</text:span></text:p>
          <text:p text:style-name="P27"><text:span text:style-name="T6">a zero-indexed array </text:span><text:span text:style-name="T11">sp</text:span><text:span text:style-name="T6">[] where </text:span><text:span text:style-name="T11">sp</text:span><text:span text:style-name="T6">[pos] contains the length of longest </text:span></text:p>
          <text:p text:style-name="P27"><text:span text:style-name="T12">prefix</text:span><text:span text:style-name="T6"> of </text:span><text:span text:style-name="T11">P</text:span><text:span text:style-name="T6"> that matches a </text:span><text:span text:style-name="T12">suffix</text:span><text:span text:style-name="T6"> of </text:span><text:span text:style-name="T11">P</text:span><text:span text:style-name="T6">[0..pos]</text:span></text:p>
          <draw:enhanced-geometry svg:viewBox="0 0 21600 21600" draw:type="mso-spt202" draw:enhanced-path="M 0 0 L 21600 0 21600 21600 0 21600 0 0 Z N"/>
        </draw:custom-shape>
        <draw:custom-shape draw:style-name="gr67" draw:text-style-name="P30" draw:layer="layout" svg:width="1.847cm" svg:height="0.701cm" svg:x="13.847cm" svg:y="9.556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7.351cm" svg:height="0.701cm" svg:x="10.037cm" svg:y="9.5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.847cm" svg:height="0.701cm" svg:x="10.037cm" svg:y="9.56cm">
          <text:p text:style-name="P29"><text:span text:style-name="T14">ABCD</text:span></text:p>
          <draw:enhanced-geometry svg:viewBox="0 0 21600 21600" draw:type="rectangle" draw:enhanced-path="M 0 0 L 21600 0 21600 21600 0 21600 0 0 Z N"/>
        </draw:custom-shape>
        <draw:custom-shape draw:style-name="gr69" draw:text-style-name="P28" draw:layer="layout" svg:width="3.3cm" svg:height="1.336cm" svg:x="15.354cm" svg:y="8.171cm">
          <text:p text:style-name="P27"><text:span text:style-name="T6">pos=11</text:span></text:p>
          <draw:enhanced-geometry svg:viewBox="0 0 21600 21600" draw:type="mso-spt202" draw:enhanced-path="M 0 0 L 21600 0 21600 21600 0 21600 0 0 Z N"/>
        </draw:custom-shape>
        <draw:custom-shape draw:style-name="gr70" draw:text-style-name="P28" draw:layer="layout" svg:width="4.29cm" svg:height="1.336cm" svg:x="7.17cm" svg:y="10.508cm">
          <text:p text:style-name="P27"><text:span text:style-name="T11">sp</text:span><text:span text:style-name="T6">[pos]=4</text:span></text:p>
          <draw:enhanced-geometry svg:viewBox="0 0 21600 21600" draw:type="mso-spt202" draw:enhanced-path="M 0 0 L 21600 0 21600 21600 0 21600 0 0 Z N"/>
        </draw:custom-shape>
        <draw:custom-shape draw:style-name="gr71" draw:text-style-name="P28" draw:layer="layout" svg:width="1.065cm" svg:height="1.336cm" svg:x="8.701cm" svg:y="9.216cm">
          <text:p text:style-name="P27"><text:span text:style-name="T11">P</text:span></text:p>
          <draw:enhanced-geometry svg:viewBox="0 0 21600 21600" draw:type="mso-spt202" draw:enhanced-path="M 0 0 L 21600 0 21600 21600 0 21600 0 0 Z N"/>
        </draw:custom-shape>
        <draw:custom-shape draw:style-name="gr72" draw:text-style-name="P30" draw:layer="layout" svg:width="1.847cm" svg:height="0.701cm" svg:x="11.942cm" svg:y="9.556cm">
          <text:p text:style-name="P29"><text:span text:style-name="T13">EFGH</text:span></text:p>
          <draw:enhanced-geometry svg:viewBox="0 0 21600 21600" draw:type="rectangle" draw:enhanced-path="M 0 0 L 21600 0 21600 21600 0 21600 0 0 Z N"/>
        </draw:custom-shape>
        <draw:line draw:style-name="gr73" draw:text-style-name="P20" draw:layer="layout" svg:x1="15.35cm" svg:y1="8.595cm" svg:x2="15.35cm" svg:y2="9.441cm">
          <text:p/>
        </draw:line>
        <draw:line draw:style-name="gr73" draw:text-style-name="P20" draw:layer="layout" svg:x1="11.461cm" svg:y1="11.558cm" svg:x2="11.461cm" svg:y2="10.5cm">
          <text:p/>
        </draw:line>
        <draw:frame draw:style-name="gr74" draw:layer="layout" svg:width="9.062cm" svg:height="0.963cm" svg:x="9.96cm" svg:y="18.625cm">
          <draw:text-box>
            <text:p>Next 4 slides from Evan Golub</text:p>
          </draw:text-box>
        </draw:frame>
        <presentation:notes draw:style-name="dp2">
          <draw:custom-shape draw:style-name="gr75" draw:text-style-name="P25" draw:layer="layout" svg:width="14.168cm" svg:height="10.478cm" svg:x="3.713cm" svg:y="2.099cm">
            <text:p/>
            <draw:enhanced-geometry svg:viewBox="0 0 21600 21600" draw:type="mso-spt202" draw:enhanced-path="M 0 0 L 21600 0 21600 21600 0 21600 0 0 Z N"/>
          </draw:custom-shape>
          <draw:frame presentation:style-name="pr15" draw:text-style-name="P21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Tracing KMP" draw:style-name="dp4" draw:master-page-name="Simple-presentation" presentation:presentation-page-layout-name="AL2T1" presentation:use-footer-name="ftr1">
        <office:forms form:automatic-focus="false" form:apply-design-mode="false"/>
        <draw:custom-shape draw:style-name="gr65" draw:text-style-name="P25" draw:layer="layout" svg:width="11.641cm" svg:height="3.81cm" svg:x="16.118cm" svg:y="2.0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.848cm" svg:height="0.701cm" svg:x="13cm" svg:y="9.021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frame presentation:style-name="pr14" draw:text-style-name="P25" draw:layer="layout" svg:width="28.002cm" svg:height="1.968cm" svg:x="-0.002cm" svg:y="0.284cm" presentation:class="title" presentation:user-transformed="true">
          <draw:text-box>
            <text:p text:style-name="P26"><text:span text:style-name="T10">Tracing KMP</text:span></text:p>
          </draw:text-box>
        </draw:frame>
        <draw:custom-shape draw:style-name="gr76" draw:text-style-name="P28" draw:layer="layout" svg:width="18.643cm" svg:height="2.352cm" svg:x="0.697cm" svg:y="5.555cm">
          <text:p text:style-name="P27"><text:span text:style-name="T6">We compare </text:span><text:span text:style-name="T11">P</text:span><text:span text:style-name="T6"> with </text:span><text:span text:style-name="T11">T</text:span><text:span text:style-name="T6"> until finding a mismatch.</text:span></text:p>
          <text:p text:style-name="P31"><text:span text:style-name="T6"><text:tab/></text:span><text:span text:style-name="T6">We’ll call that position </text:span><text:span text:style-name="T15">i+1</text:span><text:span text:style-name="T6"> in </text:span><text:span text:style-name="T11">P</text:span><text:span text:style-name="T6"> and </text:span><text:span text:style-name="T15">j+1</text:span><text:span text:style-name="T6"> in </text:span><text:span text:style-name="T11">T</text:span><text:span text:style-name="T6">.</text:span></text:p>
          <draw:enhanced-geometry svg:viewBox="0 0 21600 21600" draw:type="mso-spt202" draw:enhanced-path="M 0 0 L 21600 0 21600 21600 0 21600 0 0 Z N"/>
        </draw:custom-shape>
        <draw:custom-shape draw:style-name="gr68" draw:text-style-name="P25" draw:layer="layout" svg:width="23.565cm" svg:height="0.702cm" svg:x="3.034cm" svg:y="9.00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1.018cm" svg:height="1.336cm" svg:x="2.006cm" svg:y="8.677cm">
          <text:p text:style-name="P27"><text:span text:style-name="T11">T</text:span></text:p>
          <draw:enhanced-geometry svg:viewBox="0 0 21600 21600" draw:type="mso-spt202" draw:enhanced-path="M 0 0 L 21600 0 21600 21600 0 21600 0 0 Z N"/>
        </draw:custom-shape>
        <draw:custom-shape draw:style-name="gr78" draw:text-style-name="P28" draw:layer="layout" svg:width="2.123cm" svg:height="1.336cm" svg:x="14.004cm" svg:y="10.635cm">
          <text:p text:style-name="P27"><text:span text:style-name="T15">i</text:span><text:span text:style-name="T6">=11</text:span></text:p>
          <draw:enhanced-geometry svg:viewBox="0 0 21600 21600" draw:type="mso-spt202" draw:enhanced-path="M 0 0 L 21600 0 21600 21600 0 21600 0 0 Z N"/>
        </draw:custom-shape>
        <draw:line draw:style-name="gr79" draw:text-style-name="P20" draw:layer="layout" svg:x1="14.848cm" svg:y1="9.007cm" svg:x2="14.852cm" svg:y2="9.709cm">
          <text:p/>
        </draw:line>
        <draw:custom-shape draw:style-name="gr78" draw:text-style-name="P28" draw:layer="layout" svg:width="2.123cm" svg:height="1.336cm" svg:x="14.088cm" svg:y="7.671cm">
          <text:p text:style-name="P27"><text:span text:style-name="T15">j</text:span><text:span text:style-name="T6">=23</text:span></text:p>
          <draw:enhanced-geometry svg:viewBox="0 0 21600 21600" draw:type="mso-spt202" draw:enhanced-path="M 0 0 L 21600 0 21600 21600 0 21600 0 0 Z N"/>
        </draw:custom-shape>
        <draw:custom-shape draw:style-name="gr80" draw:text-style-name="P28" draw:layer="layout" svg:width="0.972cm" svg:height="1.157cm" svg:x="14.637cm" svg:y="8.791cm">
          <text:p text:style-name="P27"><text:span text:style-name="T16">E</text:span></text:p>
          <draw:enhanced-geometry svg:viewBox="0 0 21600 21600" draw:type="mso-spt202" draw:enhanced-path="M 0 0 L 21600 0 21600 21600 0 21600 0 0 Z N"/>
        </draw:custom-shape>
        <draw:custom-shape draw:style-name="gr81" draw:text-style-name="P28" draw:layer="layout" svg:width="1.014cm" svg:height="1.157cm" svg:x="14.636cm" svg:y="9.823cm">
          <text:p text:style-name="P27"><text:span text:style-name="T16">C</text:span></text:p>
          <draw:enhanced-geometry svg:viewBox="0 0 21600 21600" draw:type="mso-spt202" draw:enhanced-path="M 0 0 L 21600 0 21600 21600 0 21600 0 0 Z N"/>
        </draw:custom-shape>
        <draw:custom-shape draw:style-name="gr71" draw:text-style-name="P28" draw:layer="layout" svg:width="1.065cm" svg:height="1.336cm" svg:x="8.278cm" svg:y="9.739cm">
          <text:p text:style-name="P27"><text:span text:style-name="T11">P</text:span></text:p>
          <draw:enhanced-geometry svg:viewBox="0 0 21600 21600" draw:type="mso-spt202" draw:enhanced-path="M 0 0 L 21600 0 21600 21600 0 21600 0 0 Z N"/>
        </draw:custom-shape>
        <draw:custom-shape draw:style-name="gr82" draw:text-style-name="P28" draw:layer="layout" svg:width="3.935cm" svg:height="1.336cm" svg:x="9.006cm" svg:y="13.815cm">
          <text:p text:style-name="P27"><text:span text:style-name="T6">Shifted </text:span><text:span text:style-name="T11">P</text:span></text:p>
          <draw:enhanced-geometry svg:viewBox="0 0 21600 21600" draw:type="mso-spt202" draw:enhanced-path="M 0 0 L 21600 0 21600 21600 0 21600 0 0 Z N"/>
        </draw:custom-shape>
        <draw:custom-shape draw:style-name="gr83" draw:text-style-name="P28" draw:layer="layout" svg:width="25.899cm" svg:height="3.368cm" svg:x="0.765cm" svg:y="16.511cm">
          <text:p text:style-name="P27"><text:span text:style-name="T6">We then logically shift </text:span><text:span text:style-name="T11">P</text:span><text:span text:style-name="T6"> using the </text:span><text:span text:style-name="T11">sp</text:span><text:span text:style-name="T6"> value.</text:span></text:p>
          <text:p text:style-name="P31"><text:span text:style-name="T6"><text:tab/></text:span><text:span text:style-name="T6">This allows the first </text:span><text:span text:style-name="T11">sp</text:span><text:span text:style-name="T6">[</text:span><text:span text:style-name="T15">i</text:span><text:span text:style-name="T6">] characters to match </text:span><text:span text:style-name="T11">T</text:span><text:span text:style-name="T6">[(</text:span><text:span text:style-name="T15">j</text:span><text:span text:style-name="T6">-sp[</text:span><text:span text:style-name="T15">i</text:span><text:span text:style-name="T6">]+1) .. </text:span><text:span text:style-name="T15">j</text:span><text:span text:style-name="T6">]. <text:s/></text:span></text:p>
          <text:p text:style-name="P27"><text:span text:style-name="T6">We then continue comparing from </text:span><text:span text:style-name="T11">P</text:span><text:span text:style-name="T6">[sp[</text:span><text:span text:style-name="T15">i</text:span><text:span text:style-name="T6">]+1] and </text:span><text:span text:style-name="T11">T</text:span><text:span text:style-name="T6">[</text:span><text:span text:style-name="T15">j+1</text:span><text:span text:style-name="T6">]</text:span></text:p>
          <draw:enhanced-geometry svg:viewBox="0 0 21600 21600" draw:type="mso-spt202" draw:enhanced-path="M 0 0 L 21600 0 21600 21600 0 21600 0 0 Z N"/>
        </draw:custom-shape>
        <draw:line draw:style-name="gr84" draw:text-style-name="P20" draw:layer="layout" svg:x1="9.133cm" svg:y1="11.27cm" svg:x2="14.164cm" svg:y2="11.274cm">
          <text:p/>
        </draw:line>
        <draw:custom-shape draw:style-name="gr67" draw:text-style-name="P30" draw:layer="layout" svg:width="1.848cm" svg:height="0.701cm" svg:x="22.948cm" svg:y="3.418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7.351cm" svg:height="0.701cm" svg:x="19.138cm" svg:y="3.42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.848cm" svg:height="0.701cm" svg:x="19.138cm" svg:y="3.422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69" draw:text-style-name="P28" draw:layer="layout" svg:width="3.3cm" svg:height="1.336cm" svg:x="24.455cm" svg:y="2.033cm">
          <text:p text:style-name="P27"><text:span text:style-name="T6">pos=11</text:span></text:p>
          <draw:enhanced-geometry svg:viewBox="0 0 21600 21600" draw:type="mso-spt202" draw:enhanced-path="M 0 0 L 21600 0 21600 21600 0 21600 0 0 Z N"/>
        </draw:custom-shape>
        <draw:custom-shape draw:style-name="gr70" draw:text-style-name="P28" draw:layer="layout" svg:width="4.29cm" svg:height="1.336cm" svg:x="16.272cm" svg:y="4.37cm">
          <text:p text:style-name="P27"><text:span text:style-name="T11">sp</text:span><text:span text:style-name="T6">[pos]=4</text:span></text:p>
          <draw:enhanced-geometry svg:viewBox="0 0 21600 21600" draw:type="mso-spt202" draw:enhanced-path="M 0 0 L 21600 0 21600 21600 0 21600 0 0 Z N"/>
        </draw:custom-shape>
        <draw:custom-shape draw:style-name="gr71" draw:text-style-name="P28" draw:layer="layout" svg:width="1.065cm" svg:height="1.336cm" svg:x="17.803cm" svg:y="3.078cm">
          <text:p text:style-name="P27"><text:span text:style-name="T11">P</text:span></text:p>
          <draw:enhanced-geometry svg:viewBox="0 0 21600 21600" draw:type="mso-spt202" draw:enhanced-path="M 0 0 L 21600 0 21600 21600 0 21600 0 0 Z N"/>
        </draw:custom-shape>
        <draw:custom-shape draw:style-name="gr72" draw:text-style-name="P30" draw:layer="layout" svg:width="1.848cm" svg:height="0.701cm" svg:x="21.043cm" svg:y="3.418cm">
          <text:p text:style-name="P29"><text:span text:style-name="T13">EFGH</text:span></text:p>
          <draw:enhanced-geometry svg:viewBox="0 0 21600 21600" draw:type="rectangle" draw:enhanced-path="M 0 0 L 21600 0 21600 21600 0 21600 0 0 Z N"/>
        </draw:custom-shape>
        <draw:line draw:style-name="gr73" draw:text-style-name="P20" draw:layer="layout" svg:x1="24.452cm" svg:y1="2.456cm" svg:x2="24.452cm" svg:y2="3.303cm">
          <text:p/>
        </draw:line>
        <draw:line draw:style-name="gr73" draw:text-style-name="P20" draw:layer="layout" svg:x1="20.563cm" svg:y1="5.419cm" svg:x2="20.563cm" svg:y2="4.36cm">
          <text:p/>
        </draw:line>
        <draw:custom-shape draw:style-name="gr67" draw:text-style-name="P30" draw:layer="layout" svg:width="1.847cm" svg:height="0.701cm" svg:x="12.943cm" svg:y="10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.847cm" svg:height="0.701cm" svg:x="9.133cm" svg:y="10.004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1.847cm" svg:height="0.701cm" svg:x="11.038cm" svg:y="10cm">
          <text:p text:style-name="P29"><text:span text:style-name="T13">EFGH</text:span></text:p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7.62cm" svg:height="0.702cm" svg:x="9.133cm" svg:y="10.0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.848cm" svg:height="0.701cm" svg:x="9.19cm" svg:y="9.025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1.848cm" svg:height="0.701cm" svg:x="11.095cm" svg:y="9.021cm">
          <text:p text:style-name="P29"><text:span text:style-name="T13">EFGH</text:span></text:p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1.014cm" svg:height="1.157cm" svg:x="18.446cm" svg:y="13.978cm">
          <text:p text:style-name="P32"><text:span text:style-name="T16">C</text:span></text:p>
          <draw:enhanced-geometry svg:viewBox="0 0 21600 21600" draw:type="mso-spt202" draw:enhanced-path="M 0 0 L 21600 0 21600 21600 0 21600 0 0 Z N"/>
        </draw:custom-shape>
        <draw:custom-shape draw:style-name="gr67" draw:text-style-name="P30" draw:layer="layout" svg:width="1.847cm" svg:height="0.701cm" svg:x="16.753cm" svg:y="14.155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.847cm" svg:height="0.701cm" svg:x="12.943cm" svg:y="14.159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1.847cm" svg:height="0.701cm" svg:x="14.848cm" svg:y="14.155cm">
          <text:p text:style-name="P29"><text:span text:style-name="T13">EFGH</text:span></text:p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7.62cm" svg:height="0.702cm" svg:x="12.943cm" svg:y="14.18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.848cm" svg:height="0.701cm" svg:x="12.96cm" svg:y="13.162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68" draw:text-style-name="P25" draw:layer="layout" svg:width="23.566cm" svg:height="0.701cm" svg:x="2.994cm" svg:y="13.14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1.018cm" svg:height="1.336cm" svg:x="1.967cm" svg:y="12.818cm">
          <text:p text:style-name="P27"><text:span text:style-name="T11">T</text:span></text:p>
          <draw:enhanced-geometry svg:viewBox="0 0 21600 21600" draw:type="mso-spt202" draw:enhanced-path="M 0 0 L 21600 0 21600 21600 0 21600 0 0 Z N"/>
        </draw:custom-shape>
        <draw:line draw:style-name="gr79" draw:text-style-name="P20" draw:layer="layout" svg:x1="14.808cm" svg:y1="13.149cm" svg:x2="14.812cm" svg:y2="13.85cm">
          <text:p/>
        </draw:line>
        <draw:custom-shape draw:style-name="gr78" draw:text-style-name="P28" draw:layer="layout" svg:width="2.123cm" svg:height="1.336cm" svg:x="14.048cm" svg:y="11.813cm">
          <text:p text:style-name="P27"><text:span text:style-name="T15">j</text:span><text:span text:style-name="T6">=23</text:span></text:p>
          <draw:enhanced-geometry svg:viewBox="0 0 21600 21600" draw:type="mso-spt202" draw:enhanced-path="M 0 0 L 21600 0 21600 21600 0 21600 0 0 Z N"/>
        </draw:custom-shape>
        <draw:custom-shape draw:style-name="gr80" draw:text-style-name="P28" draw:layer="layout" svg:width="0.972cm" svg:height="1.157cm" svg:x="14.637cm" svg:y="12.933cm">
          <text:p text:style-name="P27"><text:span text:style-name="T16">E</text:span></text:p>
          <draw:enhanced-geometry svg:viewBox="0 0 21600 21600" draw:type="mso-spt202" draw:enhanced-path="M 0 0 L 21600 0 21600 21600 0 21600 0 0 Z N"/>
        </draw:custom-shape>
        <draw:custom-shape draw:style-name="gr67" draw:text-style-name="P30" draw:layer="layout" svg:width="1.848cm" svg:height="0.701cm" svg:x="9.15cm" svg:y="13.167cm">
          <text:p text:style-name="P29"><text:span text:style-name="T13">ABCD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draw:layer="layout" svg:width="1.848cm" svg:height="0.701cm" svg:x="11.055cm" svg:y="13.162cm">
          <text:p text:style-name="P29"><text:span text:style-name="T13">EFGH</text:span></text:p>
          <draw:enhanced-geometry svg:viewBox="0 0 21600 21600" draw:type="rectangle" draw:enhanced-path="M 0 0 L 21600 0 21600 21600 0 21600 0 0 Z N"/>
        </draw:custom-shape>
        <draw:custom-shape draw:style-name="gr85" draw:text-style-name="P28" draw:layer="layout" svg:width="1.653cm" svg:height="1.336cm" svg:x="14.003cm" svg:y="14.723cm">
          <text:p text:style-name="P27"><text:span text:style-name="T15">i</text:span><text:span text:style-name="T6">=5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75" draw:text-style-name="P25" draw:layer="layout" svg:width="14.168cm" svg:height="10.478cm" svg:x="3.713cm" svg:y="2.099cm">
            <text:p/>
            <draw:enhanced-geometry svg:viewBox="0 0 21600 21600" draw:type="mso-spt202" draw:enhanced-path="M 0 0 L 21600 0 21600 21600 0 21600 0 0 Z N"/>
          </draw:custom-shape>
          <draw:frame presentation:style-name="pr15" draw:text-style-name="P21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18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6" draw:layer="layout" svg:width="27.34cm" svg:height="1.964cm" svg:x="0.366cm" svg:y="0.306cm" presentation:class="title" presentation:placeholder="true" presentation:user-transformed="true">
          <draw:text-box/>
        </draw:frame>
        <draw:frame presentation:style-name="pr17" draw:text-style-name="P25" draw:layer="layout" svg:width="27.393cm" svg:height="18.023cm" svg:x="0.312cm" svg:y="2.332cm" presentation:class="outline" presentation:user-transformed="true">
          <draw:text-box>
            <text:p text:style-name="P34"><text:span text:style-name="T17">index: <text:s text:c="2"/>0123456</text:span></text:p>
            <text:p text:style-name="P34"><text:span text:style-name="T17">pattern: AAAAAAA</text:span></text:p>
            <text:p text:style-name="P34"><text:span text:style-name="T17">sp: <text:s text:c="5"/>0123456</text:span></text:p>
            <text:p text:style-name="P34"><text:span text:style-name="T17"/></text:p>
            <text:p text:style-name="P34"><text:span text:style-name="T17">index: <text:s text:c="2"/>0123456</text:span></text:p>
            <text:p text:style-name="P34"><text:span text:style-name="T17">pattern: AAAAAAB</text:span></text:p>
            <text:p text:style-name="P34"><text:span text:style-name="T17">sp: <text:s text:c="5"/>0123450</text:span></text:p>
            <text:p text:style-name="P34"><text:span text:style-name="T17"/></text:p>
            <text:p text:style-name="P22"><text:span text:style-name="T10">AAAAABAAAAAABAAAAAAA </text:span></text:p>
            <text:p text:style-name="P22"><text:span text:style-name="T10"/></text:p>
            <text:p text:style-name="P22"><text:span text:style-name="T10"/></text:p>
            <text:p text:style-name="P22"><text:span text:style-name="T10"/></text:p>
            <text:p text:style-name="P22"><text:span text:style-name="T10"/></text:p>
          </draw:text-box>
        </draw:frame>
        <presentation:notes draw:style-name="dp2">
          <draw:page-thumbnail draw:style-name="gr25" draw:layer="layout" svg:width="14.168cm" svg:height="10.478cm" svg:x="3.71cm" svg:y="2.096cm" draw:page-number="18" presentation:class="page"/>
          <draw:frame presentation:style-name="pr6" draw:text-style-name="P21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19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6" draw:layer="layout" svg:width="27.34cm" svg:height="1.964cm" svg:x="0.366cm" svg:y="0.306cm" presentation:class="title" presentation:placeholder="true" presentation:user-transformed="true">
          <draw:text-box/>
        </draw:frame>
        <draw:frame presentation:style-name="pr17" draw:text-style-name="P25" draw:layer="layout" svg:width="27.393cm" svg:height="17.666cm" svg:x="0.312cm" svg:y="2.332cm" presentation:class="outline" presentation:user-transformed="true">
          <draw:text-box>
            <text:p text:style-name="P34"><text:span text:style-name="T17">index: <text:s text:c="2"/>0123456</text:span></text:p>
            <text:p text:style-name="P34"><text:span text:style-name="T17">pattern: ABACABC</text:span></text:p>
            <text:p text:style-name="P34"><text:span text:style-name="T17">sp: <text:s text:c="5"/>0010120</text:span></text:p>
            <text:p text:style-name="P22"><text:span text:style-name="T10"/></text:p>
            <text:p text:style-name="P22"><text:span text:style-name="T10">ABABBABAABABACABC</text:span></text:p>
            <text:p text:style-name="P22"><text:span text:style-name="T10"/></text:p>
          </draw:text-box>
        </draw:frame>
        <presentation:notes draw:style-name="dp2">
          <draw:page-thumbnail draw:style-name="gr25" draw:layer="layout" svg:width="14.168cm" svg:height="10.478cm" svg:x="3.71cm" svg:y="2.096cm" draw:page-number="19" presentation:class="page"/>
          <draw:frame presentation:style-name="pr6" draw:text-style-name="P21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Boyer-Moore algorithm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8cm" svg:height="1.968cm" svg:x="0cm" svg:y="0.182cm" presentation:class="title" presentation:user-transformed="true">
          <draw:text-box>
            <text:p text:style-name="P1">Boyer-Moore algorithm</text:p>
          </draw:text-box>
        </draw:frame>
        <draw:custom-shape draw:style-name="gr86" draw:text-style-name="P10" draw:layer="layout" svg:width="26.808cm" svg:height="3.648cm" svg:x="0.864cm" svg:y="2.221cm">
          <text:p text:style-name="P8"><text:span text:style-name="T6">Preprocess the pattern, computing, for every i, L[i] = largest</text:span></text:p>
          <text:p text:style-name="P8"><text:span text:style-name="T6">coordinate &lt; n, s.t. <text:s/>P[i..n] matches a suffix of P[1..L[i]] (inverted</text:span></text:p>
          <text:p text:style-name="P8"><text:span text:style-name="T6">Z function)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4.467cm" svg:height="0.7cm" svg:x="3.033cm" svg:y="6.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3cm" svg:height="0.7cm" svg:x="6.533cm" svg:y="6.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4cm" svg:height="0.7cm" svg:x="13.765cm" svg:y="6.4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58cm" svg:height="1.408cm" svg:x="13.54cm" svg:y="7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87" draw:text-style-name="P10" draw:layer="layout" svg:width="1.799cm" svg:height="1.408cm" svg:x="10.096cm" svg:y="6.878cm">
          <text:p text:style-name="P8"><text:span text:style-name="T6">L[i]</text:span></text:p>
          <draw:enhanced-geometry svg:viewBox="0 0 21600 21600" draw:type="mso-spt202" draw:enhanced-path="M 0 0 L 21600 0 21600 21600 0 21600 0 0 Z N"/>
        </draw:custom-shape>
        <draw:custom-shape draw:style-name="gr60" draw:text-style-name="P10" draw:layer="layout" svg:width="1.174cm" svg:height="1.408cm" svg:x="1.123cm" svg:y="6.066cm">
          <text:p text:style-name="P8"><text:span text:style-name="T5">P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23.567cm" svg:height="0.7cm" svg:x="3.033cm" svg:y="9.08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1.122cm" svg:height="1.408cm" svg:x="1.205cm" svg:y="8.618cm">
          <text:p text:style-name="P8"><text:span text:style-name="T5">T</text:span></text:p>
          <draw:enhanced-geometry svg:viewBox="0 0 21600 21600" draw:type="mso-spt202" draw:enhanced-path="M 0 0 L 21600 0 21600 21600 0 21600 0 0 Z N"/>
        </draw:custom-shape>
        <draw:line draw:style-name="gr43" draw:text-style-name="P20" draw:layer="layout" svg:x1="14.933cm" svg:y1="9.085cm" svg:x2="14.933cm" svg:y2="9.785cm">
          <text:p/>
        </draw:line>
        <draw:custom-shape draw:style-name="gr20" draw:text-style-name="P10" draw:layer="layout" svg:width="1.02cm" svg:height="1.128cm" svg:x="14.005cm" svg:y="8.91cm">
          <text:p text:style-name="P8"><text:span text:style-name="T7">A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4.467cm" svg:height="0.7cm" svg:x="4.199cm" svg:y="10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4cm" svg:height="0.7cm" svg:x="7.699cm" svg:y="10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3cm" svg:height="0.7cm" svg:x="14.933cm" svg:y="10.1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58cm" svg:height="1.408cm" svg:x="14.633cm" svg:y="10.733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60" draw:text-style-name="P10" draw:layer="layout" svg:width="1.174cm" svg:height="1.408cm" svg:x="2.29cm" svg:y="9.8cm">
          <text:p text:style-name="P8"><text:span text:style-name="T5">P</text:span></text:p>
          <draw:enhanced-geometry svg:viewBox="0 0 21600 21600" draw:type="mso-spt202" draw:enhanced-path="M 0 0 L 21600 0 21600 21600 0 21600 0 0 Z N"/>
        </draw:custom-shape>
        <draw:custom-shape draw:style-name="gr52" draw:text-style-name="P10" draw:layer="layout" svg:width="1.057cm" svg:height="1.128cm" svg:x="14.005cm" svg:y="10.044cm">
          <text:p text:style-name="P8"><text:span text:style-name="T7">C</text:span></text:p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0.764cm" svg:height="1.408cm" svg:x="14.655cm" svg:y="7.7cm">
          <text:p text:style-name="P8"><text:span text:style-name="T5">j</text:span></text:p>
          <draw:enhanced-geometry svg:viewBox="0 0 21600 21600" draw:type="mso-spt202" draw:enhanced-path="M 0 0 L 21600 0 21600 21600 0 21600 0 0 Z N"/>
        </draw:custom-shape>
        <draw:line draw:style-name="gr88" draw:text-style-name="P20" draw:layer="layout" svg:x1="18.566cm" svg:y1="11.433cm" svg:x2="15.363cm" svg:y2="11.437cm">
          <text:p/>
        </draw:line>
        <draw:custom-shape draw:style-name="gr15" draw:text-style-name="P11" draw:layer="layout" svg:width="14.467cm" svg:height="0.7cm" svg:x="11.433cm" svg:y="12.4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3cm" svg:height="0.7cm" svg:x="14.933cm" svg:y="12.4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734cm" svg:height="0.7cm" svg:x="22.165cm" svg:y="12.47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057cm" svg:height="1.128cm" svg:x="21.239cm" svg:y="12.376cm">
          <text:p text:style-name="P8"><text:span text:style-name="T7">C</text:span></text:p>
          <draw:enhanced-geometry svg:viewBox="0 0 21600 21600" draw:type="mso-spt202" draw:enhanced-path="M 0 0 L 21600 0 21600 21600 0 21600 0 0 Z N"/>
        </draw:custom-shape>
        <draw:custom-shape draw:style-name="gr62" draw:text-style-name="P10" draw:layer="layout" svg:width="1.351cm" svg:height="1.408cm" svg:x="10.04cm" svg:y="12.133cm">
          <text:p text:style-name="P8"><text:span text:style-name="T5">P'</text:span></text:p>
          <draw:enhanced-geometry svg:viewBox="0 0 21600 21600" draw:type="mso-spt202" draw:enhanced-path="M 0 0 L 21600 0 21600 21600 0 21600 0 0 Z N"/>
        </draw:custom-shape>
        <draw:custom-shape draw:style-name="gr89" draw:text-style-name="P10" draw:layer="layout" svg:width="27.653cm" svg:height="7.008cm" svg:x="0.23cm" svg:y="13.3cm">
          <text:p text:style-name="P8"><text:span text:style-name="T6">Match the pattern backwards (starting at the right) until mismatch.</text:span></text:p>
          <text:p text:style-name="P8"><text:span text:style-name="T6">Shift the pattern such that P[L[i] – n + i + 1] matches at T[j]</text:span></text:p>
          <text:p text:style-name="P8"><text:span text:style-name="T6">Repeat.</text:span></text:p>
          <text:p text:style-name="P8"><text:span text:style-name="T6"/></text:p>
          <text:p text:style-name="P8"><text:span text:style-name="T6">Bad character rule: find character T[j – 1] in P and shift until </text:span></text:p>
          <text:p text:style-name="P8"><text:span text:style-name="T6">it matches. <text:s/>Choose the longest shift (btwn. suffix &amp; char. rules)</text:span></text:p>
          <draw:enhanced-geometry svg:viewBox="0 0 21600 21600" draw:type="mso-spt202" draw:enhanced-path="M 0 0 L 21600 0 21600 21600 0 21600 0 0 Z N"/>
        </draw:custom-shape>
        <draw:custom-shape draw:style-name="gr90" draw:text-style-name="P10" draw:layer="layout" svg:width="1.02cm" svg:height="1.375cm" svg:x="9.339cm" svg:y="9.997cm">
          <text:p text:style-name="P8"><text:span text:style-name="T7">A</text:span></text:p>
          <draw:enhanced-geometry svg:viewBox="0 0 21600 21600" draw:type="mso-spt202" draw:enhanced-path="M 0 0 L 21600 0 21600 21600 0 21600 0 0 Z N"/>
        </draw:custom-shape>
        <draw:custom-shape draw:style-name="gr52" draw:text-style-name="P10" draw:layer="layout" svg:width="1.057cm" svg:height="1.128cm" svg:x="14.14cm" svg:y="12.376cm">
          <text:p text:style-name="P8"><text:span text:style-name="T7">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168cm" svg:height="10.477cm" svg:x="3.711cm" svg:y="2.097cm" draw:page-number="20"/>
          <draw:frame presentation:style-name="pr3" draw:text-style-name="P5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page21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0" draw:layer="layout" svg:width="27.343cm" svg:height="1.718cm" svg:x="0.364cm" svg:y="0.307cm" presentation:class="title">
          <draw:text-box>
            <text:p>Boyer-Moore ... cont</text:p>
          </draw:text-box>
        </draw:frame>
        <draw:frame presentation:style-name="pr11" draw:layer="layout" svg:width="27.396cm" svg:height="17.418cm" svg:x="0.311cm" svg:y="2.332cm" presentation:class="outline" presentation:user-transformed="true">
          <draw:text-box>
            <text:list text:style-name="L4">
              <text:list-item>
                <text:p>What if P[i..n] does not occur elsewhere prior to i?</text:p>
              </text:list-item>
              <text:list-item>
                <text:p>Find k &gt; i s.t. P[1..(n-k)] matches P[k..n]<text:line-break/><text:line-break/><text:line-break/><text:line-break/><text:line-break/><text:line-break/><text:line-break/></text:p>
              </text:list-item>
              <text:list-item>
                <text:p>Also bad character rule:</text:p>
                <text:list>
                  <text:list-item>
                    <text:p>if P[i] mismatches with T[j] – can shift P until we find a character equal to T[j] in P (above, shift until an A in P lines up to the A in T)</text:p>
                  </text:list-item>
                </text:list>
              </text:list-item>
              <text:list-item>
                <text:p>Putting it all together: compute the shift according to the suffix rules and the bad character rule <text:s/>and pick the largest</text:p>
              </text:list-item>
            </text:list>
          </draw:text-box>
        </draw:frame>
        <draw:custom-shape draw:style-name="gr15" draw:text-style-name="P11" draw:layer="layout" svg:width="25.242cm" svg:height="0.7cm" svg:x="2.434cm" svg:y="6.18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1.122cm" svg:height="1.408cm" svg:x="0.606cm" svg:y="5.719cm">
          <text:p text:style-name="P8"><text:span text:style-name="T5">T</text:span></text:p>
          <draw:enhanced-geometry svg:viewBox="0 0 21600 21600" draw:type="mso-spt202" draw:enhanced-path="M 0 0 L 21600 0 21600 21600 0 21600 0 0 Z N"/>
        </draw:custom-shape>
        <draw:line draw:style-name="gr43" draw:text-style-name="P20" draw:layer="layout" svg:x1="14.334cm" svg:y1="6.186cm" svg:x2="14.334cm" svg:y2="6.886cm">
          <text:p/>
        </draw:line>
        <draw:custom-shape draw:style-name="gr20" draw:text-style-name="P10" draw:layer="layout" svg:width="1.02cm" svg:height="1.128cm" svg:x="13.406cm" svg:y="6.011cm">
          <text:p text:style-name="P8"><text:span text:style-name="T7">A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9.706cm" svg:height="0.7cm" svg:x="8.361cm" svg:y="7.2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842cm" svg:height="0.7cm" svg:x="8.4cm" svg:y="7.2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568cm" svg:height="0.7cm" svg:x="16.499cm" svg:y="7.2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58cm" svg:height="1.408cm" svg:x="14.034cm" svg:y="7.834cm">
          <text:p text:style-name="P8"><text:span text:style-name="T5">i</text:span></text:p>
          <draw:enhanced-geometry svg:viewBox="0 0 21600 21600" draw:type="mso-spt202" draw:enhanced-path="M 0 0 L 21600 0 21600 21600 0 21600 0 0 Z N"/>
        </draw:custom-shape>
        <draw:custom-shape draw:style-name="gr60" draw:text-style-name="P10" draw:layer="layout" svg:width="1.174cm" svg:height="1.408cm" svg:x="6.891cm" svg:y="6.901cm">
          <text:p text:style-name="P8"><text:span text:style-name="T5">P</text:span></text:p>
          <draw:enhanced-geometry svg:viewBox="0 0 21600 21600" draw:type="mso-spt202" draw:enhanced-path="M 0 0 L 21600 0 21600 21600 0 21600 0 0 Z N"/>
        </draw:custom-shape>
        <draw:custom-shape draw:style-name="gr52" draw:text-style-name="P10" draw:layer="layout" svg:width="1.057cm" svg:height="1.128cm" svg:x="13.406cm" svg:y="7.145cm">
          <text:p text:style-name="P8"><text:span text:style-name="T7">C</text:span></text:p>
          <draw:enhanced-geometry svg:viewBox="0 0 21600 21600" draw:type="mso-spt202" draw:enhanced-path="M 0 0 L 21600 0 21600 21600 0 21600 0 0 Z N"/>
        </draw:custom-shape>
        <draw:custom-shape draw:style-name="gr41" draw:text-style-name="P10" draw:layer="layout" svg:width="0.764cm" svg:height="1.408cm" svg:x="14.056cm" svg:y="4.801cm">
          <text:p text:style-name="P8"><text:span text:style-name="T5">j</text:span></text:p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0.242cm" svg:height="0.7cm" svg:x="16.534cm" svg:y="9.5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914cm" svg:height="0.7cm" svg:x="16.534cm" svg:y="9.5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693cm" svg:height="0.7cm" svg:x="25.007cm" svg:y="9.57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057cm" svg:height="1.128cm" svg:x="22.74cm" svg:y="9.477cm">
          <text:p text:style-name="P8"><text:span text:style-name="T7">C</text:span></text:p>
          <draw:enhanced-geometry svg:viewBox="0 0 21600 21600" draw:type="mso-spt202" draw:enhanced-path="M 0 0 L 21600 0 21600 21600 0 21600 0 0 Z N"/>
        </draw:custom-shape>
        <draw:custom-shape draw:style-name="gr62" draw:text-style-name="P10" draw:layer="layout" svg:width="1.351cm" svg:height="1.408cm" svg:x="15.141cm" svg:y="9.234cm">
          <text:p text:style-name="P8"><text:span text:style-name="T5">P'</text:span></text:p>
          <draw:enhanced-geometry svg:viewBox="0 0 21600 21600" draw:type="mso-spt202" draw:enhanced-path="M 0 0 L 21600 0 21600 21600 0 21600 0 0 Z N"/>
        </draw:custom-shape>
        <draw:line draw:style-name="gr43" draw:text-style-name="P20" draw:layer="layout" svg:x1="23.534cm" svg:y1="9.686cm" svg:x2="23.534cm" svg:y2="10.386cm">
          <text:p/>
        </draw:line>
        <draw:line draw:style-name="gr43" draw:text-style-name="P20" draw:layer="layout" svg:x1="14.334cm" svg:y1="7.286cm" svg:x2="14.334cm" svg:y2="7.986cm">
          <text:p/>
        </draw:line>
        <draw:custom-shape draw:style-name="gr18" draw:text-style-name="P10" draw:layer="layout" svg:width="0.925cm" svg:height="1.408cm" svg:x="16.151cm" svg:y="7.834cm">
          <text:p text:style-name="P8"><text:span text:style-name="T5">k</text:span></text:p>
          <draw:enhanced-geometry svg:viewBox="0 0 21600 21600" draw:type="mso-spt202" draw:enhanced-path="M 0 0 L 21600 0 21600 21600 0 21600 0 0 Z N"/>
        </draw:custom-shape>
        <draw:custom-shape draw:style-name="gr18" draw:text-style-name="P10" draw:layer="layout" svg:width="1.679cm" svg:height="1.408cm" svg:x="8.674cm" svg:y="7.834cm">
          <text:p text:style-name="P8"><text:span text:style-name="T5">n-k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5" draw:layer="layout" svg:width="14.168cm" svg:height="10.478cm" svg:x="3.71cm" svg:y="2.096cm" draw:page-number="21" presentation:class="page"/>
          <draw:frame presentation:style-name="pr12" draw:layer="layout" svg:width="17.27cm" svg:height="12.321cm" svg:x="2.16cm" svg:y="13.271cm" presentation:class="notes" presentation:placeholder="true">
            <draw:text-box/>
          </draw:frame>
        </presentation:notes>
      </draw:page>
      <draw:page draw:name="page22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0" draw:layer="layout" svg:width="27.343cm" svg:height="1.718cm" svg:x="0.364cm" svg:y="0.307cm" presentation:class="title">
          <draw:text-box>
            <text:p>Questions</text:p>
          </draw:text-box>
        </draw:frame>
        <draw:frame presentation:style-name="pr11" draw:layer="layout" svg:width="27.396cm" svg:height="17.418cm" svg:x="0.311cm" svg:y="2.332cm" presentation:class="outline">
          <draw:text-box>
            <text:list text:style-name="L4">
              <text:list-item>
                <text:p>Can you use the Z-values to efficiently compute the sp() values used in the KMP algorithm?<text:line-break/></text:p>
              </text:list-item>
              <text:list-item>
                <text:p>How about the values used by the Boyer-Moore algorithm?</text:p>
              </text:list-item>
            </text:list>
          </draw:text-box>
        </draw:frame>
        <presentation:notes draw:style-name="dp2">
          <draw:page-thumbnail draw:style-name="gr25" draw:layer="layout" svg:width="14.168cm" svg:height="10.478cm" svg:x="3.71cm" svg:y="2.096cm" draw:page-number="22" presentation:class="page"/>
          <draw:frame presentation:style-name="pr12" draw:layer="layout" svg:width="17.27cm" svg:height="12.321cm" svg:x="2.16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_25_20presentation1-background" style:display-name="simple%20presentation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_25_20presentation1-backgroundobjects" style:display-name="simple%20presentation1-backgroundobjects" style:family="presentation">
      <style:graphic-properties draw:shadow="hidden" draw:shadow-offset-x="0.3cm" draw:shadow-offset-y="0.3cm" draw:shadow-color="#808080">
        <text:list-style style:name="simple_25_20presentation1-backgroundobjects" style:display-name="simple%20presentation1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notes" style:display-name="simple%20presentation1-notes" style:family="presentation">
      <style:graphic-properties draw:stroke="none" draw:fill="none">
        <text:list-style style:name="simple_25_20presentation1-notes" style:display-name="simple%20presentation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_25_20presentation1-outline1" style:display-name="simple%20presentation1-outline1" style:family="presentation">
      <style:graphic-properties draw:stroke="none" draw:fill="none" fo:padding-left="0.353cm">
        <text:list-style style:name="simple_25_20presentation1-outline1" style:display-name="simple%20presentation1-outline1">
          <text:list-level-style-bullet text:level="1" text:bullet-char="•">
            <style:list-level-properties text:min-label-width="0.93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7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start" fo:text-indent="0cm" style:punctuation-wrap="hanging" style:line-break="strict">
        <style:tab-stops>
          <style:tab-stop style:position="0.335cm"/>
          <style:tab-stop style:position="1.605cm"/>
          <style:tab-stop style:position="2.875cm"/>
          <style:tab-stop style:position="4.145cm"/>
          <style:tab-stop style:position="5.415cm"/>
          <style:tab-stop style:position="6.685cm"/>
          <style:tab-stop style:position="7.955cm"/>
          <style:tab-stop style:position="9.225cm"/>
          <style:tab-stop style:position="10.495cm"/>
          <style:tab-stop style:position="11.765cm"/>
          <style:tab-stop style:position="13.035cm"/>
          <style:tab-stop style:position="14.305cm"/>
          <style:tab-stop style:position="15.575cm"/>
          <style:tab-stop style:position="16.845cm"/>
          <style:tab-stop style:position="18.115cm"/>
          <style:tab-stop style:position="19.385cm"/>
          <style:tab-stop style:position="20.655cm"/>
          <style:tab-stop style:position="21.925cm"/>
          <style:tab-stop style:position="23.195cm"/>
          <style:tab-stop style:position="24.4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outline2" style:display-name="simple%20presentation1-outline2" style:family="presentation" style:parent-style-name="simple_25_20presentation1-outline1">
      <style:paragraph-properties fo:margin-left="0cm" fo:margin-right="0cm" fo:margin-top="0.211cm" fo:margin-bottom="0cm" fo:line-height="76%" fo:text-align="start" fo:text-indent="0cm" style:punctuation-wrap="hanging" style:line-break="strict">
        <style:tab-stops>
          <style:tab-stop style:position="0.493cm"/>
          <style:tab-stop style:position="1.763cm"/>
          <style:tab-stop style:position="3.033cm"/>
          <style:tab-stop style:position="4.303cm"/>
          <style:tab-stop style:position="5.573cm"/>
          <style:tab-stop style:position="6.843cm"/>
          <style:tab-stop style:position="8.113cm"/>
          <style:tab-stop style:position="9.383cm"/>
          <style:tab-stop style:position="10.653cm"/>
          <style:tab-stop style:position="11.923cm"/>
          <style:tab-stop style:position="13.193cm"/>
          <style:tab-stop style:position="14.463cm"/>
          <style:tab-stop style:position="15.733cm"/>
          <style:tab-stop style:position="17.003cm"/>
          <style:tab-stop style:position="18.273cm"/>
          <style:tab-stop style:position="19.543cm"/>
          <style:tab-stop style:position="20.813cm"/>
          <style:tab-stop style:position="22.083cm"/>
          <style:tab-stop style:position="23.353cm"/>
          <style:tab-stop style:position="24.62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simple_25_20presentation1-outline3" style:display-name="simple%20presentation1-outline3" style:family="presentation" style:parent-style-name="simple_25_20presentation1-outline2">
      <style:paragraph-properties fo:margin-left="0cm" fo:margin-right="0cm" fo:margin-top="0.176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mple_25_20presentation1-outline4" style:display-name="simple%20presentation1-outline4" style:family="presentation" style:parent-style-name="simple_25_20presentation1-outline3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5" style:display-name="simple%20presentation1-outline5" style:family="presentation" style:parent-style-name="simple_25_20presentation1-outline4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6" style:display-name="simple%20presentation1-outline6" style:family="presentation" style:parent-style-name="simple_25_20presentation1-outline5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7" style:display-name="simple%20presentation1-outline7" style:family="presentation" style:parent-style-name="simple_25_20presentation1-outline6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8" style:display-name="simple%20presentation1-outline8" style:family="presentation" style:parent-style-name="simple_25_20presentation1-outline7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outline9" style:display-name="simple%20presentation1-outline9" style:family="presentation" style:parent-style-name="simple_25_20presentation1-outline8">
      <style:paragraph-properties fo:margin-left="0cm" fo:margin-right="0cm" fo:margin-top="0.158cm" fo:margin-bottom="0cm" fo:line-height="76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simple_25_20presentation1-subtitle" style:display-name="simple%20presentation1-subtitle" style:family="presentation">
      <style:graphic-properties draw:stroke="none" draw:fill="none" draw:textarea-vertical-align="middle">
        <text:list-style style:name="simple_25_20presentation1-subtitle" style:display-name="simple%20presentation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text-emphasize="none" style:font-relief="none"/>
    </style:style>
    <style:style style:name="simple_25_20presentation1-title" style:display-name="simple%20presentation1-title" style:family="presentation">
      <style:graphic-properties draw:stroke="none" draw:fill="none" draw:textarea-vertical-align="middle">
        <text:list-style style:name="simple_25_20presentation1-title" style:display-name="simple%20presentation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6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pitch-asian="variable" style:font-size-asian="36pt" style:font-style-asian="normal" style:font-weight-asian="normal" style:font-family-complex="'Arial Unicode MS'" style:font-pitch-complex="variable" style:font-size-complex="36pt" style:font-style-complex="normal" style:font-weight-complex="normal" style:text-emphasize="none" style:font-relief="none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simple_25_20presentation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imple-presentation-outline1" style:list-style-name="ML6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8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9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.952cm" fo:margin-right="0cm" fo:text-indent="-0.952cm" style:writing-mode="lr-tb"/>
    </style:style>
    <style:style style:name="MP10" style:family="paragraph">
      <style:paragraph-properties text:enable-numbering="false" fo:margin-left="0cm" fo:margin-right="0cm" fo:text-indent="0cm" style:writing-mode="lr-tb"/>
    </style:style>
    <style:style style:name="MP11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GB" style:font-size-asian="13pt" style:font-size-complex="13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simple_25_20presentation1" style:display-name="simple%20presentation1" style:page-layout-name="PM1" draw:style-name="Mdp1">
      <draw:frame presentation:style-name="simple_25_20presentation1-title" draw:layer="backgroundobjects" svg:width="27.94cm" svg:height="1.956cm" svg:x="0cm" svg:y="0.185cm" presentation:class="title" presentation:placeholder="true">
        <draw:text-box/>
      </draw:frame>
      <draw:frame presentation:style-name="simple_25_20presentation1-outline1" draw:layer="backgroundobjects" svg:width="27.94cm" svg:height="18.668cm" svg:x="0cm" svg:y="2.332cm" presentation:class="outline" presentation:placeholder="true">
        <draw:text-box/>
      </draw:frame>
      <presentation:notes style:page-layout-name="PM2">
        <draw:rect draw:style-name="Mgr3" draw:text-style-name="MP3" draw:layer="backgroundobjects" svg:width="21.59cm" svg:height="27.94cm" svg:x="-0.001cm" svg:y="-0.001cm">
          <text:p/>
        </draw:rect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-0.002cm" svg:y="-0.002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9.338cm" svg:height="1.396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6" draw:layer="backgroundobjects" svg:width="9.338cm" svg:height="1.396cm" svg:x="12.227cm" svg:y="0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simple_25_20presentation1-title" draw:layer="backgroundobjects" svg:width="14.149cm" svg:height="10.46cm" svg:x="3.71cm" svg:y="2.097cm" presentation:class="page"/>
        <draw:frame presentation:style-name="simple_25_20presentation1-notes" draw:layer="backgroundobjects" svg:width="17.251cm" svg:height="12.567cm" svg:x="2.16cm" svg:y="13.271cm" presentation:class="notes" presentation:placeholder="true">
          <draw:text-box/>
        </draw:frame>
        <draw:frame presentation:style-name="Mpr3" draw:text-style-name="MP5" draw:layer="backgroundobjects" svg:width="9.338cm" svg:height="1.396cm" svg:x="0cm" svg:y="26.539cm" presentation:class="footer">
          <draw:text-box>
            <text:p text:style-name="MP5"><text:span text:style-name="MT2"><presentation:footer/></text:span></text:p>
          </draw:text-box>
        </draw:frame>
        <draw:frame presentation:style-name="Mpr4" draw:text-style-name="MP6" draw:layer="backgroundobjects" svg:width="9.338cm" svg:height="1.396cm" svg:x="12.227cm" svg:y="26.539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Simple-presentation" style:page-layout-name="PM1" draw:style-name="Mdp1">
      <draw:frame presentation:style-name="Mpr5" draw:text-style-name="MP8" draw:layer="backgroundobjects" svg:width="27.343cm" svg:height="1.968cm" svg:x="0.364cm" svg:y="0.182cm" presentation:class="title">
        <draw:text-box>
          <text:p text:style-name="MP7">Click to edit the title text format</text:p>
        </draw:text-box>
      </draw:frame>
      <draw:frame presentation:style-name="Mpr6" draw:text-style-name="MP9" draw:layer="backgroundobjects" svg:width="27.396cm" svg:height="17.668cm" svg:x="0.311cm" svg:y="2.332cm" presentation:class="outline">
        <draw:text-box>
          <text:list text:style-name="ML4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Ninth Outline Level</text:p>
            </text:list-item>
          </text:list>
        </draw:text-box>
      </draw:frame>
      <draw:frame presentation:style-name="Mpr7" draw:text-style-name="MP7" draw:layer="backgroundobjects" svg:width="24.375cm" svg:height="1cm" svg:x="0.311cm" svg:y="19.999cm" presentation:class="footer">
        <draw:text-box>
          <text:p text:style-name="MP7"><presentation:footer/></text:p>
        </draw:text-box>
      </draw:frame>
      <draw:frame presentation:style-name="Mpr7" draw:text-style-name="MP7" draw:layer="backgroundobjects" svg:width="3.02cm" svg:height="1cm" svg:x="24.687cm" svg:y="19.999cm" presentation:class="page-number">
        <draw:text-box>
          <text:p text:style-name="MP7"><text:page-number>&lt;number&gt;</text:page-number></text:p>
        </draw:text-box>
      </draw:frame>
      <presentation:notes style:page-layout-name="PM2">
        <draw:rect draw:style-name="Mgr5" draw:text-style-name="MP3" draw:layer="backgroundobjects" svg:width="21.59cm" svg:height="27.94cm" svg:x="-0.001cm" svg:y="-0.001cm">
          <text:p/>
        </draw:rect>
        <draw:frame presentation:style-name="Mpr8" draw:text-style-name="MP10" draw:layer="backgroundobjects" svg:width="9.356cm" svg:height="1.396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8" draw:text-style-name="MP11" draw:layer="backgroundobjects" svg:width="9.357cm" svg:height="1.396cm" svg:x="12.227cm" svg:y="0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Simple-presentation-title" draw:layer="backgroundobjects" svg:width="14.168cm" svg:height="10.478cm" svg:x="3.71cm" svg:y="2.096cm" presentation:class="page"/>
        <draw:frame presentation:style-name="Simple-presentation-notes" draw:layer="backgroundobjects" svg:width="17.27cm" svg:height="12.571cm" svg:x="2.16cm" svg:y="13.271cm" presentation:class="notes" presentation:placeholder="true">
          <draw:text-box/>
        </draw:frame>
        <draw:frame presentation:style-name="Mpr9" draw:text-style-name="MP10" draw:layer="backgroundobjects" svg:width="9.356cm" svg:height="1.396cm" svg:x="0cm" svg:y="26.539cm" presentation:class="footer">
          <draw:text-box>
            <text:p text:style-name="MP10"><text:span text:style-name="MT3"><presentation:footer/></text:span></text:p>
          </draw:text-box>
        </draw:frame>
        <draw:frame presentation:style-name="Mpr9" draw:text-style-name="MP11" draw:layer="backgroundobjects" svg:width="9.357cm" svg:height="1.396cm" svg:x="12.227cm" svg:y="26.539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simple presentation</dc:title>
    <meta:initial-creator>Mihai Pop</meta:initial-creator>
    <meta:creation-date>2008-09-11T15:26:56</meta:creation-date>
    <dc:creator>Mihai Pop</dc:creator>
    <dc:date>2009-09-24T10:42:18.90</dc:date>
    <dc:language>en-US</dc:language>
    <meta:editing-cycles>30</meta:editing-cycles>
    <meta:editing-duration>PT276H26M44S</meta:editing-duration>
    <meta:document-statistic meta:object-count="361"/>
    <meta:user-defined meta:name="Info 1"/>
    <meta:user-defined meta:name="Info 2"/>
    <meta:user-defined meta:name="Info 3"/>
    <meta:user-defined meta:name="Info 4"/>
    <meta:template xlink:type="simple" xlink:actuate="onRequest" xlink:title="simple presentation" xlink:href="../../../../../../Documents%20and%20Settings/mpop/Application%20Data/OpenOffice.org2/user/template/simple%20presentation1.otp" meta:date="2008-09-11T15:26:56"/>
  </office:meta>
</office:document-meta>
</file>